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07mm"/>
    </style:style>
    <style:style style:name="co2" style:family="table-column">
      <style:table-column-properties fo:break-before="auto" style:column-width="36.79mm"/>
    </style:style>
    <style:style style:name="co3" style:family="table-column">
      <style:table-column-properties fo:break-before="auto" style:column-width="12.5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04.44mm"/>
    </style:style>
    <style:style style:name="co6" style:family="table-column">
      <style:table-column-properties fo:break-before="auto" style:column-width="9.42mm"/>
    </style:style>
    <style:style style:name="co7" style:family="table-column">
      <style:table-column-properties fo:break-before="auto" style:column-width="30.89mm"/>
    </style:style>
    <style:style style:name="co8" style:family="table-column">
      <style:table-column-properties fo:break-before="auto" style:column-width="5.7mm"/>
    </style:style>
    <style:style style:name="co9" style:family="table-column">
      <style:table-column-properties fo:break-before="auto" style:column-width="7.67mm"/>
    </style:style>
    <style:style style:name="co10" style:family="table-column">
      <style:table-column-properties fo:break-before="auto" style:column-width="4.83mm"/>
    </style:style>
    <style:style style:name="co11" style:family="table-column">
      <style:table-column-properties fo:break-before="auto" style:column-width="7.46mm"/>
    </style:style>
    <style:style style:name="co12" style:family="table-column">
      <style:table-column-properties fo:break-before="auto" style:column-width="6.8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language="en" fo:country="US"/>
    </style:style>
    <style:style style:name="ce2" style:family="table-cell" style:parent-style-name="Default" style:data-style-name="N0"/>
    <style:style style:name="ce3" style:family="table-cell" style:parent-style-name="Default" style:data-style-name="N11"/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ll_result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9" table:default-cell-style-name="Default"/>
        <table:table-column table:style-name="co4" table:number-columns-repeated="13" table:default-cell-style-name="Default"/>
        <table:table-row table:style-name="ro1">
          <table:table-cell/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g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Gender</text:p>
          </table:table-cell>
          <table:table-cell table:number-columns-repeated="4" office:value-type="string" calcext:value-type="string">
            <text:p>m</text:p>
          </table:table-cell>
          <table:table-cell table:number-columns-repeated="2" office:value-type="string" calcext:value-type="string">
            <text:p>f</text:p>
          </table:table-cell>
          <table:table-cell table:number-columns-repeated="2" office:value-type="string" calcext:value-type="string">
            <text:p>m</text:p>
          </table:table-cell>
          <table:table-cell table:number-columns-repeated="6" office:value-type="string" calcext:value-type="string">
            <text:p>f</text:p>
          </table:table-cell>
          <table:table-cell table:number-columns-repeated="5" office:value-type="string" calcext:value-type="string">
            <text:p>m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Played games before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some</text:p>
          </table:table-cell>
          <table:table-cell table:number-columns-repeated="3" office:value-type="string" calcext:value-type="string">
            <text:p>a lot</text:p>
          </table:table-cell>
          <table:table-cell table:number-columns-repeated="2" office:value-type="string" calcext:value-type="string">
            <text:p>some</text:p>
          </table:table-cell>
          <table:table-cell table:number-columns-repeated="5" office:value-type="string" calcext:value-type="string">
            <text:p>a lot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a lot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a lot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Hand/player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hand</text:p>
          </table:table-cell>
          <table:table-cell table:number-columns-repeated="2" office:value-type="string" calcext:value-type="string">
            <text:p>player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player</text:p>
          </table:table-cell>
          <table:table-cell table:number-columns-repeated="4"/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lay a lot</text:p>
          </table:table-cell>
          <table:table-cell office:value-type="string" calcext:value-type="string">
            <text:p>Play some</text:p>
          </table:table-cell>
          <table:table-cell office:value-type="string" calcext:value-type="string">
            <text:p>Never Play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Player</text:p>
          </table:table-cell>
        </table:table-row>
        <table:table-row table:style-name="ro1">
          <table:table-cell/>
          <table:table-cell office:value-type="string" calcext:value-type="string">
            <text:p>Question</text:p>
          </table:table-cell>
          <table:table-cell table:number-columns-repeated="19"/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ST.Dev</text:p>
          </table:table-cell>
          <table:table-cell office:value-type="string" calcext:value-type="string">
            <text:p>Agree</text:p>
          </table:table-cell>
          <table:table-cell office:value-type="string" calcext:value-type="string">
            <text:p>Disagree</text:p>
          </table:table-cell>
          <table:table-cell table:number-columns-repeated="7" office:value-type="string" calcext:value-type="string">
            <text:p>Agree</text:p>
          </table:table-cell>
        </table:table-row>
        <table:table-row table:style-name="ro1">
          <table:table-cell/>
          <table:table-cell office:value-type="string" calcext:value-type="string">
            <text:p>Q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AVERAGE([.C7:.U7])" office:value-type="float" office:value="3.68421052631579" calcext:value-type="float">
            <text:p>3,6842105263</text:p>
          </table:table-cell>
          <table:table-cell table:formula="of:=MEDIAN([.C7:.U7])" office:value-type="float" office:value="4" calcext:value-type="float">
            <text:p>4</text:p>
          </table:table-cell>
          <table:table-cell table:formula="of:=VAR([.C7:.U7])" office:value-type="float" office:value="0.228070175438596" calcext:value-type="float">
            <text:p>0,2280701754</text:p>
          </table:table-cell>
          <table:table-cell table:formula="of:=STDEV([.C7:.U7])" office:value-type="float" office:value="0.477566932940919" calcext:value-type="float">
            <text:p>0,4775669329</text:p>
          </table:table-cell>
          <table:table-cell table:style-name="ce3" table:formula="of:=COUNTIF([.C7:.U7];&quot;&gt;2&quot;)/19" office:value-type="percentage" office:value="1" calcext:value-type="percentage">
            <text:p>100,00%</text:p>
          </table:table-cell>
          <table:table-cell table:style-name="ce3" table:formula="of:=COUNTIF([.C7:.U7];&quot;&lt;=2&quot;)/19" office:value-type="percentage" office:value="0" calcext:value-type="percentage">
            <text:p>0,00%</text:p>
          </table:table-cell>
          <table:table-cell table:style-name="ce3" table:formula="of:=COUNTIFS([.C3:.U3];&quot;=m&quot;;[.C7:.U7];&quot;&gt;2&quot;)/COUNTIF([.C3:.U3];&quot;=m&quot;)" office:value-type="percentage" office:value="1" calcext:value-type="percentage">
            <text:p>100,00%</text:p>
          </table:table-cell>
          <table:table-cell table:style-name="ce3" table:formula="of:=COUNTIFS([.C3:.U3];&quot;=f&quot;;[.C7:.U7];&quot;&gt;2&quot;)/COUNTIF([.C3:.U3];&quot;=f&quot;)" office:value-type="percentage" office:value="1" calcext:value-type="percentage">
            <text:p>100,00%</text:p>
          </table:table-cell>
          <table:table-cell table:style-name="ce3" table:formula="of:=COUNTIFS([.C4:.U4];&quot;=a lot&quot;;[.C7:.U7];&quot;&gt;2&quot;)/COUNTIF([.C4:.U4];&quot;=a lot&quot;)" office:value-type="percentage" office:value="1" calcext:value-type="percentage">
            <text:p>100,00%</text:p>
          </table:table-cell>
          <table:table-cell table:style-name="ce3" table:formula="of:=COUNTIFS([.C4:.U4];&quot;=some&quot;;[.C7:.U7];&quot;&gt;2&quot;)/COUNTIF([.C4:.U4];&quot;=some&quot;)" office:value-type="percentage" office:value="1" calcext:value-type="percentage">
            <text:p>100,00%</text:p>
          </table:table-cell>
          <table:table-cell table:style-name="ce3" table:formula="of:=COUNTIFS([.C4:.U4];&quot;=never&quot;;[.C7:.U7];&quot;&gt;2&quot;)/COUNTIF([.C4:.U4];&quot;=never&quot;)" office:value-type="percentage" office:value="1" calcext:value-type="percentage">
            <text:p>100,00%</text:p>
          </table:table-cell>
          <table:table-cell table:style-name="ce3" table:formula="of:=COUNTIFS([.C5:.U5];&quot;=hand&quot;;[.C7:.U7];&quot;&gt;2&quot;)/COUNTIF([.C5:.U5];&quot;=hand&quot;)" office:value-type="percentage" office:value="1" calcext:value-type="percentage">
            <text:p>100,00%</text:p>
          </table:table-cell>
          <table:table-cell table:style-name="ce3" table:formula="of:=COUNTIFS([.C5:.U5];&quot;=player&quot;;[.C7:.U7];&quot;&gt;2&quot;)/COUNTIF([.C5:.U5];&quot;=player&quot;)" office:value-type="percentage" office:value="1" calcext:value-type="percentage">
            <text:p>100,00%</text:p>
          </table:table-cell>
        </table:table-row>
        <table:table-row table:style-name="ro1">
          <table:table-cell/>
          <table:table-cell office:value-type="string" calcext:value-type="string">
            <text:p>Q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AVERAGE([.C8:.U8])" office:value-type="float" office:value="2.57894736842105" calcext:value-type="float">
            <text:p>2,5789473684</text:p>
          </table:table-cell>
          <table:table-cell table:formula="of:=MEDIAN([.C8:.U8])" office:value-type="float" office:value="3" calcext:value-type="float">
            <text:p>3</text:p>
          </table:table-cell>
          <table:table-cell table:formula="of:=VAR([.C8:.U8])" office:value-type="float" office:value="1.70175438596491" calcext:value-type="float">
            <text:p>1,701754386</text:p>
          </table:table-cell>
          <table:table-cell table:formula="of:=STDEV([.C8:.U8])" office:value-type="float" office:value="1.30451308386114" calcext:value-type="float">
            <text:p>1,3045130839</text:p>
          </table:table-cell>
          <table:table-cell table:style-name="ce3" table:formula="of:=COUNTIF([.C8:.U8];&quot;&gt;2&quot;)/19" office:value-type="percentage" office:value="0.526315789473684" calcext:value-type="percentage">
            <text:p>52,63%</text:p>
          </table:table-cell>
          <table:table-cell table:style-name="ce3" table:formula="of:=COUNTIF([.C8:.U8];&quot;&lt;=2&quot;)/19" office:value-type="percentage" office:value="0.473684210526316" calcext:value-type="percentage">
            <text:p>47,37%</text:p>
          </table:table-cell>
          <table:table-cell table:style-name="ce3" table:formula="of:=COUNTIFS([.C3:.U3];&quot;=m&quot;;[.C8:.U8];&quot;&gt;2&quot;)/COUNTIF([.C3:.U3];&quot;=m&quot;)" office:value-type="percentage" office:value="0.636363636363636" calcext:value-type="percentage">
            <text:p>63,64%</text:p>
          </table:table-cell>
          <table:table-cell table:style-name="ce3" table:formula="of:=COUNTIFS([.C3:.U3];&quot;=f&quot;;[.C8:.U8];&quot;&gt;2&quot;)/COUNTIF([.C3:.U3];&quot;=f&quot;)" office:value-type="percentage" office:value="0.375" calcext:value-type="percentage">
            <text:p>37,50%</text:p>
          </table:table-cell>
          <table:table-cell table:style-name="ce3" table:formula="of:=COUNTIFS([.C4:.U4];&quot;=a lot&quot;;[.C8:.U8];&quot;&gt;2&quot;)/COUNTIF([.C4:.U4];&quot;=a lot&quot;)" office:value-type="percentage" office:value="0.636363636363636" calcext:value-type="percentage">
            <text:p>63,64%</text:p>
          </table:table-cell>
          <table:table-cell table:style-name="ce3" table:formula="of:=COUNTIFS([.C4:.U4];&quot;=some&quot;;[.C8:.U8];&quot;&gt;2&quot;)/COUNTIF([.C4:.U4];&quot;=some&quot;)" office:value-type="percentage" office:value="0.428571428571429" calcext:value-type="percentage">
            <text:p>42,86%</text:p>
          </table:table-cell>
          <table:table-cell table:style-name="ce3" table:formula="of:=COUNTIFS([.C4:.U4];&quot;=never&quot;;[.C8:.U8];&quot;&gt;2&quot;)/COUNTIF([.C4:.U4];&quot;=never&quot;)" office:value-type="percentage" office:value="0" calcext:value-type="percentage">
            <text:p>0,00%</text:p>
          </table:table-cell>
          <table:table-cell table:style-name="ce3" table:formula="of:=COUNTIFS([.C5:.U5];&quot;=hand&quot;;[.C8:.U8];&quot;&gt;2&quot;)/COUNTIF([.C5:.U5];&quot;=hand&quot;)" office:value-type="percentage" office:value="0.444444444444444" calcext:value-type="percentage">
            <text:p>44,44%</text:p>
          </table:table-cell>
          <table:table-cell table:style-name="ce3" table:formula="of:=COUNTIFS([.C5:.U5];&quot;=player&quot;;[.C8:.U8];&quot;&gt;2&quot;)/COUNTIF([.C5:.U5];&quot;=player&quot;)" office:value-type="percentage" office:value="0.6" calcext:value-type="percentage">
            <text:p>60,00%</text:p>
          </table:table-cell>
        </table:table-row>
        <table:table-row table:style-name="ro1">
          <table:table-cell/>
          <table:table-cell office:value-type="string" calcext:value-type="string">
            <text:p>Q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AVERAGE([.C9:.U9])" office:value-type="float" office:value="3.15789473684211" calcext:value-type="float">
            <text:p>3,1578947368</text:p>
          </table:table-cell>
          <table:table-cell table:formula="of:=MEDIAN([.C9:.U9])" office:value-type="float" office:value="3" calcext:value-type="float">
            <text:p>3</text:p>
          </table:table-cell>
          <table:table-cell table:formula="of:=VAR([.C9:.U9])" office:value-type="float" office:value="1.02923976608187" calcext:value-type="float">
            <text:p>1,0292397661</text:p>
          </table:table-cell>
          <table:table-cell table:formula="of:=STDEV([.C9:.U9])" office:value-type="float" office:value="1.01451454700358" calcext:value-type="float">
            <text:p>1,014514547</text:p>
          </table:table-cell>
          <table:table-cell table:style-name="ce3" table:formula="of:=COUNTIF([.C9:.U9];&quot;&gt;2&quot;)/19" office:value-type="percentage" office:value="0.789473684210526" calcext:value-type="percentage">
            <text:p>78,95%</text:p>
          </table:table-cell>
          <table:table-cell table:style-name="ce3" table:formula="of:=COUNTIF([.C9:.U9];&quot;&lt;=2&quot;)/19" office:value-type="percentage" office:value="0.210526315789474" calcext:value-type="percentage">
            <text:p>21,05%</text:p>
          </table:table-cell>
          <table:table-cell table:style-name="ce3" table:formula="of:=COUNTIFS([.C3:.U3];&quot;=m&quot;;[.C9:.U9];&quot;&gt;2&quot;)/COUNTIF([.C3:.U3];&quot;=m&quot;)" office:value-type="percentage" office:value="0.909090909090909" calcext:value-type="percentage">
            <text:p>90,91%</text:p>
          </table:table-cell>
          <table:table-cell table:style-name="ce3" table:formula="of:=COUNTIFS([.C3:.U3];&quot;=f&quot;;[.C9:.U9];&quot;&gt;2&quot;)/COUNTIF([.C3:.U3];&quot;=f&quot;)" office:value-type="percentage" office:value="0.625" calcext:value-type="percentage">
            <text:p>62,50%</text:p>
          </table:table-cell>
          <table:table-cell table:style-name="ce3" table:formula="of:=COUNTIFS([.C4:.U4];&quot;=a lot&quot;;[.C9:.U9];&quot;&gt;2&quot;)/COUNTIF([.C4:.U4];&quot;=a lot&quot;)" office:value-type="percentage" office:value="0.636363636363636" calcext:value-type="percentage">
            <text:p>63,64%</text:p>
          </table:table-cell>
          <table:table-cell table:style-name="ce3" table:formula="of:=COUNTIFS([.C4:.U4];&quot;=some&quot;;[.C9:.U9];&quot;&gt;2&quot;)/COUNTIF([.C4:.U4];&quot;=some&quot;)" office:value-type="percentage" office:value="1" calcext:value-type="percentage">
            <text:p>100,00%</text:p>
          </table:table-cell>
          <table:table-cell table:style-name="ce3" table:formula="of:=COUNTIFS([.C4:.U4];&quot;=never&quot;;[.C9:.U9];&quot;&gt;2&quot;)/COUNTIF([.C4:.U4];&quot;=never&quot;)" office:value-type="percentage" office:value="1" calcext:value-type="percentage">
            <text:p>100,00%</text:p>
          </table:table-cell>
          <table:table-cell table:style-name="ce3" table:formula="of:=COUNTIFS([.C5:.U5];&quot;=hand&quot;;[.C9:.U9];&quot;&gt;2&quot;)/COUNTIF([.C5:.U5];&quot;=hand&quot;)" office:value-type="percentage" office:value="0.777777777777778" calcext:value-type="percentage">
            <text:p>77,78%</text:p>
          </table:table-cell>
          <table:table-cell table:style-name="ce3" table:formula="of:=COUNTIFS([.C5:.U5];&quot;=player&quot;;[.C9:.U9];&quot;&gt;2&quot;)/COUNTIF([.C5:.U5];&quot;=player&quot;)" office:value-type="percentage" office:value="0.8" calcext:value-type="percentage">
            <text:p>80,00%</text:p>
          </table:table-cell>
        </table:table-row>
        <table:table-row table:style-name="ro1">
          <table:table-cell/>
          <table:table-cell office:value-type="string" calcext:value-type="string">
            <text:p>Q4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AVERAGE([.C10:.U10])" office:value-type="float" office:value="3.42105263157895" calcext:value-type="float">
            <text:p>3,4210526316</text:p>
          </table:table-cell>
          <table:table-cell table:formula="of:=MEDIAN([.C10:.U10])" office:value-type="float" office:value="4" calcext:value-type="float">
            <text:p>4</text:p>
          </table:table-cell>
          <table:table-cell table:formula="of:=VAR([.C10:.U10])" office:value-type="float" office:value="0.701754385964912" calcext:value-type="float">
            <text:p>0,701754386</text:p>
          </table:table-cell>
          <table:table-cell table:formula="of:=STDEV([.C10:.U10])" office:value-type="float" office:value="0.837707816583391" calcext:value-type="float">
            <text:p>0,8377078166</text:p>
          </table:table-cell>
          <table:table-cell table:style-name="ce3" table:formula="of:=COUNTIF([.C10:.U10];&quot;&gt;2&quot;)/19" office:value-type="percentage" office:value="0.894736842105263" calcext:value-type="percentage">
            <text:p>89,47%</text:p>
          </table:table-cell>
          <table:table-cell table:style-name="ce3" table:formula="of:=COUNTIF([.C10:.U10];&quot;&lt;=2&quot;)/19" office:value-type="percentage" office:value="0.105263157894737" calcext:value-type="percentage">
            <text:p>10,53%</text:p>
          </table:table-cell>
          <table:table-cell table:style-name="ce3" table:formula="of:=COUNTIFS([.C3:.U3];&quot;=m&quot;;[.C10:.U10];&quot;&gt;2&quot;)/COUNTIF([.C3:.U3];&quot;=m&quot;)" office:value-type="percentage" office:value="1" calcext:value-type="percentage">
            <text:p>100,00%</text:p>
          </table:table-cell>
          <table:table-cell table:style-name="ce3" table:formula="of:=COUNTIFS([.C3:.U3];&quot;=f&quot;;[.C10:.U10];&quot;&gt;2&quot;)/COUNTIF([.C3:.U3];&quot;=f&quot;)" office:value-type="percentage" office:value="0.75" calcext:value-type="percentage">
            <text:p>75,00%</text:p>
          </table:table-cell>
          <table:table-cell table:style-name="ce3" table:formula="of:=COUNTIFS([.C4:.U4];&quot;=a lot&quot;;[.C10:.U10];&quot;&gt;2&quot;)/COUNTIF([.C4:.U4];&quot;=a lot&quot;)" office:value-type="percentage" office:value="0.909090909090909" calcext:value-type="percentage">
            <text:p>90,91%</text:p>
          </table:table-cell>
          <table:table-cell table:style-name="ce3" table:formula="of:=COUNTIFS([.C4:.U4];&quot;=some&quot;;[.C10:.U10];&quot;&gt;2&quot;)/COUNTIF([.C4:.U4];&quot;=some&quot;)" office:value-type="percentage" office:value="0.857142857142857" calcext:value-type="percentage">
            <text:p>85,71%</text:p>
          </table:table-cell>
          <table:table-cell table:style-name="ce3" table:formula="of:=COUNTIFS([.C4:.U4];&quot;=never&quot;;[.C10:.U10];&quot;&gt;2&quot;)/COUNTIF([.C4:.U4];&quot;=never&quot;)" office:value-type="percentage" office:value="1" calcext:value-type="percentage">
            <text:p>100,00%</text:p>
          </table:table-cell>
          <table:table-cell table:style-name="ce3" table:formula="of:=COUNTIFS([.C5:.U5];&quot;=hand&quot;;[.C10:.U10];&quot;&gt;2&quot;)/COUNTIF([.C5:.U5];&quot;=hand&quot;)" office:value-type="percentage" office:value="0.888888888888889" calcext:value-type="percentage">
            <text:p>88,89%</text:p>
          </table:table-cell>
          <table:table-cell table:style-name="ce3" table:formula="of:=COUNTIFS([.C5:.U5];&quot;=player&quot;;[.C10:.U10];&quot;&gt;2&quot;)/COUNTIF([.C5:.U5];&quot;=player&quot;)" office:value-type="percentage" office:value="0.9" calcext:value-type="percentage">
            <text:p>90,00%</text:p>
          </table:table-cell>
        </table:table-row>
        <table:table-row table:style-name="ro1">
          <table:table-cell/>
          <table:table-cell office:value-type="string" calcext:value-type="string">
            <text:p>Q5</text:p>
          </table:table-cell>
          <table:table-cell table:number-columns-repeated="1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AVERAGE([.C11:.U11])" office:value-type="float" office:value="3.94736842105263" calcext:value-type="float">
            <text:p>3,9473684211</text:p>
          </table:table-cell>
          <table:table-cell table:formula="of:=MEDIAN([.C11:.U11])" office:value-type="float" office:value="4" calcext:value-type="float">
            <text:p>4</text:p>
          </table:table-cell>
          <table:table-cell table:formula="of:=VAR([.C11:.U11])" office:value-type="float" office:value="0.0526315789473684" calcext:value-type="float">
            <text:p>0,0526315789</text:p>
          </table:table-cell>
          <table:table-cell table:formula="of:=STDEV([.C11:.U11])" office:value-type="float" office:value="0.229415733870562" calcext:value-type="float">
            <text:p>0,2294157339</text:p>
          </table:table-cell>
          <table:table-cell table:style-name="ce3" table:formula="of:=COUNTIF([.C11:.U11];&quot;&gt;2&quot;)/19" office:value-type="percentage" office:value="1" calcext:value-type="percentage">
            <text:p>100,00%</text:p>
          </table:table-cell>
          <table:table-cell table:style-name="ce3" table:formula="of:=COUNTIF([.C11:.U11];&quot;&lt;=2&quot;)/19" office:value-type="percentage" office:value="0" calcext:value-type="percentage">
            <text:p>0,00%</text:p>
          </table:table-cell>
          <table:table-cell table:style-name="ce3" table:formula="of:=COUNTIFS([.C3:.U3];&quot;=m&quot;;[.C11:.U11];&quot;&gt;2&quot;)/COUNTIF([.C3:.U3];&quot;=m&quot;)" office:value-type="percentage" office:value="1" calcext:value-type="percentage">
            <text:p>100,00%</text:p>
          </table:table-cell>
          <table:table-cell table:style-name="ce3" table:formula="of:=COUNTIFS([.C3:.U3];&quot;=f&quot;;[.C11:.U11];&quot;&gt;2&quot;)/COUNTIF([.C3:.U3];&quot;=f&quot;)" office:value-type="percentage" office:value="1" calcext:value-type="percentage">
            <text:p>100,00%</text:p>
          </table:table-cell>
          <table:table-cell table:style-name="ce3" table:formula="of:=COUNTIFS([.C4:.U4];&quot;=a lot&quot;;[.C11:.U11];&quot;&gt;2&quot;)/COUNTIF([.C4:.U4];&quot;=a lot&quot;)" office:value-type="percentage" office:value="1" calcext:value-type="percentage">
            <text:p>100,00%</text:p>
          </table:table-cell>
          <table:table-cell table:style-name="ce3" table:formula="of:=COUNTIFS([.C4:.U4];&quot;=some&quot;;[.C11:.U11];&quot;&gt;2&quot;)/COUNTIF([.C4:.U4];&quot;=some&quot;)" office:value-type="percentage" office:value="1" calcext:value-type="percentage">
            <text:p>100,00%</text:p>
          </table:table-cell>
          <table:table-cell table:style-name="ce3" table:formula="of:=COUNTIFS([.C4:.U4];&quot;=never&quot;;[.C11:.U11];&quot;&gt;2&quot;)/COUNTIF([.C4:.U4];&quot;=never&quot;)" office:value-type="percentage" office:value="1" calcext:value-type="percentage">
            <text:p>100,00%</text:p>
          </table:table-cell>
          <table:table-cell table:style-name="ce3" table:formula="of:=COUNTIFS([.C5:.U5];&quot;=hand&quot;;[.C11:.U11];&quot;&gt;2&quot;)/COUNTIF([.C5:.U5];&quot;=hand&quot;)" office:value-type="percentage" office:value="1" calcext:value-type="percentage">
            <text:p>100,00%</text:p>
          </table:table-cell>
          <table:table-cell table:style-name="ce3" table:formula="of:=COUNTIFS([.C5:.U5];&quot;=player&quot;;[.C11:.U11];&quot;&gt;2&quot;)/COUNTIF([.C5:.U5];&quot;=player&quot;)" office:value-type="percentage" office:value="1" calcext:value-type="percentage">
            <text:p>100,00%</text:p>
          </table:table-cell>
        </table:table-row>
        <table:table-row table:style-name="ro1">
          <table:table-cell/>
          <table:table-cell office:value-type="string" calcext:value-type="string">
            <text:p>Q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AVERAGE([.C12:.U12])" office:value-type="float" office:value="3.26315789473684" calcext:value-type="float">
            <text:p>3,2631578947</text:p>
          </table:table-cell>
          <table:table-cell table:formula="of:=MEDIAN([.C12:.U12])" office:value-type="float" office:value="4" calcext:value-type="float">
            <text:p>4</text:p>
          </table:table-cell>
          <table:table-cell table:formula="of:=VAR([.C12:.U12])" office:value-type="float" office:value="1.09356725146199" calcext:value-type="float">
            <text:p>1,0935672515</text:p>
          </table:table-cell>
          <table:table-cell table:formula="of:=STDEV([.C12:.U12])" office:value-type="float" office:value="1.04573765900535" calcext:value-type="float">
            <text:p>1,045737659</text:p>
          </table:table-cell>
          <table:table-cell table:style-name="ce3" table:formula="of:=COUNTIF([.C12:.U12];&quot;&gt;2&quot;)/19" office:value-type="percentage" office:value="0.789473684210526" calcext:value-type="percentage">
            <text:p>78,95%</text:p>
          </table:table-cell>
          <table:table-cell table:style-name="ce3" table:formula="of:=COUNTIF([.C12:.U12];&quot;&lt;=2&quot;)/19" office:value-type="percentage" office:value="0.210526315789474" calcext:value-type="percentage">
            <text:p>21,05%</text:p>
          </table:table-cell>
          <table:table-cell table:style-name="ce3" table:formula="of:=COUNTIFS([.C3:.U3];&quot;=m&quot;;[.C12:.U12];&quot;&gt;2&quot;)/COUNTIF([.C3:.U3];&quot;=m&quot;)" office:value-type="percentage" office:value="0.636363636363636" calcext:value-type="percentage">
            <text:p>63,64%</text:p>
          </table:table-cell>
          <table:table-cell table:style-name="ce3" table:formula="of:=COUNTIFS([.C3:.U3];&quot;=f&quot;;[.C12:.U12];&quot;&gt;2&quot;)/COUNTIF([.C3:.U3];&quot;=f&quot;)" office:value-type="percentage" office:value="1" calcext:value-type="percentage">
            <text:p>100,00%</text:p>
          </table:table-cell>
          <table:table-cell table:style-name="ce3" table:formula="of:=COUNTIFS([.C4:.U4];&quot;=a lot&quot;;[.C12:.U12];&quot;&gt;2&quot;)/COUNTIF([.C4:.U4];&quot;=a lot&quot;)" office:value-type="percentage" office:value="0.727272727272727" calcext:value-type="percentage">
            <text:p>72,73%</text:p>
          </table:table-cell>
          <table:table-cell table:style-name="ce3" table:formula="of:=COUNTIFS([.C4:.U4];&quot;=some&quot;;[.C12:.U12];&quot;&gt;2&quot;)/COUNTIF([.C4:.U4];&quot;=some&quot;)" office:value-type="percentage" office:value="0.857142857142857" calcext:value-type="percentage">
            <text:p>85,71%</text:p>
          </table:table-cell>
          <table:table-cell table:style-name="ce3" table:formula="of:=COUNTIFS([.C4:.U4];&quot;=never&quot;;[.C12:.U12];&quot;&gt;2&quot;)/COUNTIF([.C4:.U4];&quot;=never&quot;)" office:value-type="percentage" office:value="1" calcext:value-type="percentage">
            <text:p>100,00%</text:p>
          </table:table-cell>
          <table:table-cell table:style-name="ce3" table:formula="of:=COUNTIFS([.C5:.U5];&quot;=hand&quot;;[.C12:.U12];&quot;&gt;2&quot;)/COUNTIF([.C5:.U5];&quot;=hand&quot;)" office:value-type="percentage" office:value="0.777777777777778" calcext:value-type="percentage">
            <text:p>77,78%</text:p>
          </table:table-cell>
          <table:table-cell table:style-name="ce3" table:formula="of:=COUNTIFS([.C5:.U5];&quot;=player&quot;;[.C12:.U12];&quot;&gt;2&quot;)/COUNTIF([.C5:.U5];&quot;=player&quot;)" office:value-type="percentage" office:value="0.8" calcext:value-type="percentage">
            <text:p>80,00%</text:p>
          </table:table-cell>
        </table:table-row>
        <table:table-row table:style-name="ro1">
          <table:table-cell/>
          <table:table-cell office:value-type="string" calcext:value-type="string">
            <text:p>Q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C13:.U13])" office:value-type="float" office:value="1.36842105263158" calcext:value-type="float">
            <text:p>1,3684210526</text:p>
          </table:table-cell>
          <table:table-cell table:formula="of:=MEDIAN([.C13:.U13])" office:value-type="float" office:value="1" calcext:value-type="float">
            <text:p>1</text:p>
          </table:table-cell>
          <table:table-cell table:formula="of:=VAR([.C13:.U13])" office:value-type="float" office:value="0.912280701754386" calcext:value-type="float">
            <text:p>0,9122807018</text:p>
          </table:table-cell>
          <table:table-cell table:formula="of:=STDEV([.C13:.U13])" office:value-type="float" office:value="0.955133865881838" calcext:value-type="float">
            <text:p>0,9551338659</text:p>
          </table:table-cell>
          <table:table-cell table:style-name="ce3" table:formula="of:=COUNTIF([.C13:.U13];&quot;&gt;2&quot;)/19" office:value-type="percentage" office:value="0.105263157894737" calcext:value-type="percentage">
            <text:p>10,53%</text:p>
          </table:table-cell>
          <table:table-cell table:style-name="ce3" table:formula="of:=COUNTIF([.C13:.U13];&quot;&lt;=2&quot;)/19" office:value-type="percentage" office:value="0.894736842105263" calcext:value-type="percentage">
            <text:p>89,47%</text:p>
          </table:table-cell>
          <table:table-cell table:style-name="ce3" table:formula="of:=COUNTIFS([.C3:.U3];&quot;=m&quot;;[.C13:.U13];&quot;&gt;2&quot;)/COUNTIF([.C3:.U3];&quot;=m&quot;)" office:value-type="percentage" office:value="0.181818181818182" calcext:value-type="percentage">
            <text:p>18,18%</text:p>
          </table:table-cell>
          <table:table-cell table:style-name="ce3" table:formula="of:=COUNTIFS([.C3:.U3];&quot;=f&quot;;[.C13:.U13];&quot;&gt;2&quot;)/COUNTIF([.C3:.U3];&quot;=f&quot;)" office:value-type="percentage" office:value="0" calcext:value-type="percentage">
            <text:p>0,00%</text:p>
          </table:table-cell>
          <table:table-cell table:style-name="ce3" table:formula="of:=COUNTIFS([.C4:.U4];&quot;=a lot&quot;;[.C13:.U13];&quot;&gt;2&quot;)/COUNTIF([.C4:.U4];&quot;=a lot&quot;)" office:value-type="percentage" office:value="0.0909090909090909" calcext:value-type="percentage">
            <text:p>9,09%</text:p>
          </table:table-cell>
          <table:table-cell table:style-name="ce3" table:formula="of:=COUNTIFS([.C4:.U4];&quot;=some&quot;;[.C13:.U13];&quot;&gt;2&quot;)/COUNTIF([.C4:.U4];&quot;=some&quot;)" office:value-type="percentage" office:value="0.142857142857143" calcext:value-type="percentage">
            <text:p>14,29%</text:p>
          </table:table-cell>
          <table:table-cell table:style-name="ce3" table:formula="of:=COUNTIFS([.C4:.U4];&quot;=never&quot;;[.C13:.U13];&quot;&gt;2&quot;)/COUNTIF([.C4:.U4];&quot;=never&quot;)" office:value-type="percentage" office:value="0" calcext:value-type="percentage">
            <text:p>0,00%</text:p>
          </table:table-cell>
          <table:table-cell table:style-name="ce3" table:formula="of:=COUNTIFS([.C5:.U5];&quot;=hand&quot;;[.C13:.U13];&quot;&gt;2&quot;)/COUNTIF([.C5:.U5];&quot;=hand&quot;)" office:value-type="percentage" office:value="0.111111111111111" calcext:value-type="percentage">
            <text:p>11,11%</text:p>
          </table:table-cell>
          <table:table-cell table:style-name="ce3" table:formula="of:=COUNTIFS([.C5:.U5];&quot;=player&quot;;[.C13:.U13];&quot;&gt;2&quot;)/COUNTIF([.C5:.U5];&quot;=player&quot;)" office:value-type="percentage" office:value="0.1" calcext:value-type="percentage">
            <text:p>10,00%</text:p>
          </table:table-cell>
        </table:table-row>
        <table:table-row table:style-name="ro1">
          <table:table-cell/>
          <table:table-cell office:value-type="string" calcext:value-type="string">
            <text:p>Q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AVERAGE([.C14:.U14])" office:value-type="float" office:value="1.47368421052632" calcext:value-type="float">
            <text:p>1,4736842105</text:p>
          </table:table-cell>
          <table:table-cell table:formula="of:=MEDIAN([.C14:.U14])" office:value-type="float" office:value="1" calcext:value-type="float">
            <text:p>1</text:p>
          </table:table-cell>
          <table:table-cell table:formula="of:=VAR([.C14:.U14])" office:value-type="float" office:value="1.04093567251462" calcext:value-type="float">
            <text:p>1,0409356725</text:p>
          </table:table-cell>
          <table:table-cell table:formula="of:=STDEV([.C14:.U14])" office:value-type="float" office:value="1.02026255077535" calcext:value-type="float">
            <text:p>1,0202625508</text:p>
          </table:table-cell>
          <table:table-cell table:style-name="ce3" table:formula="of:=COUNTIF([.C14:.U14];&quot;&gt;2&quot;)/19" office:value-type="percentage" office:value="0.157894736842105" calcext:value-type="percentage">
            <text:p>15,79%</text:p>
          </table:table-cell>
          <table:table-cell table:style-name="ce3" table:formula="of:=COUNTIF([.C14:.U14];&quot;&lt;=2&quot;)/19" office:value-type="percentage" office:value="0.842105263157895" calcext:value-type="percentage">
            <text:p>84,21%</text:p>
          </table:table-cell>
          <table:table-cell table:style-name="ce3" table:formula="of:=COUNTIFS([.C3:.U3];&quot;=m&quot;;[.C14:.U14];&quot;&gt;2&quot;)/COUNTIF([.C3:.U3];&quot;=m&quot;)" office:value-type="percentage" office:value="0.272727272727273" calcext:value-type="percentage">
            <text:p>27,27%</text:p>
          </table:table-cell>
          <table:table-cell table:style-name="ce3" table:formula="of:=COUNTIFS([.C3:.U3];&quot;=f&quot;;[.C14:.U14];&quot;&gt;2&quot;)/COUNTIF([.C3:.U3];&quot;=f&quot;)" office:value-type="percentage" office:value="0" calcext:value-type="percentage">
            <text:p>0,00%</text:p>
          </table:table-cell>
          <table:table-cell table:style-name="ce3" table:formula="of:=COUNTIFS([.C4:.U4];&quot;=a lot&quot;;[.C14:.U14];&quot;&gt;2&quot;)/COUNTIF([.C4:.U4];&quot;=a lot&quot;)" office:value-type="percentage" office:value="0.181818181818182" calcext:value-type="percentage">
            <text:p>18,18%</text:p>
          </table:table-cell>
          <table:table-cell table:style-name="ce3" table:formula="of:=COUNTIFS([.C4:.U4];&quot;=some&quot;;[.C14:.U14];&quot;&gt;2&quot;)/COUNTIF([.C4:.U4];&quot;=some&quot;)" office:value-type="percentage" office:value="0.142857142857143" calcext:value-type="percentage">
            <text:p>14,29%</text:p>
          </table:table-cell>
          <table:table-cell table:style-name="ce3" table:formula="of:=COUNTIFS([.C4:.U4];&quot;=never&quot;;[.C14:.U14];&quot;&gt;2&quot;)/COUNTIF([.C4:.U4];&quot;=never&quot;)" office:value-type="percentage" office:value="0" calcext:value-type="percentage">
            <text:p>0,00%</text:p>
          </table:table-cell>
          <table:table-cell table:style-name="ce3" table:formula="of:=COUNTIFS([.C5:.U5];&quot;=hand&quot;;[.C14:.U14];&quot;&gt;2&quot;)/COUNTIF([.C5:.U5];&quot;=hand&quot;)" office:value-type="percentage" office:value="0.111111111111111" calcext:value-type="percentage">
            <text:p>11,11%</text:p>
          </table:table-cell>
          <table:table-cell table:style-name="ce3" table:formula="of:=COUNTIFS([.C5:.U5];&quot;=player&quot;;[.C14:.U14];&quot;&gt;2&quot;)/COUNTIF([.C5:.U5];&quot;=player&quot;)" office:value-type="percentage" office:value="0.2" calcext:value-type="percentage">
            <text:p>20,00%</text:p>
          </table:table-cell>
        </table:table-row>
        <table:table-row table:style-name="ro1">
          <table:table-cell/>
          <table:table-cell office:value-type="string" calcext:value-type="string">
            <text:p>Q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AVERAGE([.C15:.U15])" office:value-type="float" office:value="2.57894736842105" calcext:value-type="float">
            <text:p>2,5789473684</text:p>
          </table:table-cell>
          <table:table-cell table:formula="of:=MEDIAN([.C15:.U15])" office:value-type="float" office:value="3" calcext:value-type="float">
            <text:p>3</text:p>
          </table:table-cell>
          <table:table-cell table:formula="of:=VAR([.C15:.U15])" office:value-type="float" office:value="1.5906432748538" calcext:value-type="float">
            <text:p>1,5906432749</text:p>
          </table:table-cell>
          <table:table-cell table:formula="of:=STDEV([.C15:.U15])" office:value-type="float" office:value="1.26120707056922" calcext:value-type="float">
            <text:p>1,2612070706</text:p>
          </table:table-cell>
          <table:table-cell table:style-name="ce3" table:formula="of:=COUNTIF([.C15:.U15];&quot;&gt;2&quot;)/19" office:value-type="percentage" office:value="0.578947368421053" calcext:value-type="percentage">
            <text:p>57,89%</text:p>
          </table:table-cell>
          <table:table-cell table:style-name="ce3" table:formula="of:=COUNTIF([.C15:.U15];&quot;&lt;=2&quot;)/19" office:value-type="percentage" office:value="0.421052631578947" calcext:value-type="percentage">
            <text:p>42,11%</text:p>
          </table:table-cell>
          <table:table-cell table:style-name="ce3" table:formula="of:=COUNTIFS([.C3:.U3];&quot;=m&quot;;[.C15:.U15];&quot;&gt;2&quot;)/COUNTIF([.C3:.U3];&quot;=m&quot;)" office:value-type="percentage" office:value="0.636363636363636" calcext:value-type="percentage">
            <text:p>63,64%</text:p>
          </table:table-cell>
          <table:table-cell table:style-name="ce3" table:formula="of:=COUNTIFS([.C3:.U3];&quot;=f&quot;;[.C15:.U15];&quot;&gt;2&quot;)/COUNTIF([.C3:.U3];&quot;=f&quot;)" office:value-type="percentage" office:value="0.5" calcext:value-type="percentage">
            <text:p>50,00%</text:p>
          </table:table-cell>
          <table:table-cell table:style-name="ce3" table:formula="of:=COUNTIFS([.C4:.U4];&quot;=a lot&quot;;[.C15:.U15];&quot;&gt;2&quot;)/COUNTIF([.C4:.U4];&quot;=a lot&quot;)" office:value-type="percentage" office:value="0.454545454545455" calcext:value-type="percentage">
            <text:p>45,45%</text:p>
          </table:table-cell>
          <table:table-cell table:style-name="ce3" table:formula="of:=COUNTIFS([.C4:.U4];&quot;=some&quot;;[.C15:.U15];&quot;&gt;2&quot;)/COUNTIF([.C4:.U4];&quot;=some&quot;)" office:value-type="percentage" office:value="0.714285714285714" calcext:value-type="percentage">
            <text:p>71,43%</text:p>
          </table:table-cell>
          <table:table-cell table:style-name="ce3" table:formula="of:=COUNTIFS([.C4:.U4];&quot;=never&quot;;[.C15:.U15];&quot;&gt;2&quot;)/COUNTIF([.C4:.U4];&quot;=never&quot;)" office:value-type="percentage" office:value="1" calcext:value-type="percentage">
            <text:p>100,00%</text:p>
          </table:table-cell>
          <table:table-cell table:style-name="ce3" table:formula="of:=COUNTIFS([.C5:.U5];&quot;=hand&quot;;[.C15:.U15];&quot;&gt;2&quot;)/COUNTIF([.C5:.U5];&quot;=hand&quot;)" office:value-type="percentage" office:value="0.666666666666667" calcext:value-type="percentage">
            <text:p>66,67%</text:p>
          </table:table-cell>
          <table:table-cell table:style-name="ce3" table:formula="of:=COUNTIFS([.C5:.U5];&quot;=player&quot;;[.C15:.U15];&quot;&gt;2&quot;)/COUNTIF([.C5:.U5];&quot;=player&quot;)" office:value-type="percentage" office:value="0.5" calcext:value-type="percentage">
            <text:p>50,00%</text:p>
          </table:table-cell>
        </table:table-row>
        <table:table-row table:style-name="ro1">
          <table:table-cell/>
          <table:table-cell office:value-type="string" calcext:value-type="string">
            <text:p>Q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AVERAGE([.C16:.U16])" office:value-type="float" office:value="2.10526315789474" calcext:value-type="float">
            <text:p>2,1052631579</text:p>
          </table:table-cell>
          <table:table-cell table:formula="of:=MEDIAN([.C16:.U16])" office:value-type="float" office:value="2" calcext:value-type="float">
            <text:p>2</text:p>
          </table:table-cell>
          <table:table-cell table:formula="of:=VAR([.C16:.U16])" office:value-type="float" office:value="1.54385964912281" calcext:value-type="float">
            <text:p>1,5438596491</text:p>
          </table:table-cell>
          <table:table-cell table:formula="of:=STDEV([.C16:.U16])" office:value-type="float" office:value="1.24252148839479" calcext:value-type="float">
            <text:p>1,2425214884</text:p>
          </table:table-cell>
          <table:table-cell table:style-name="ce3" table:formula="of:=COUNTIF([.C16:.U16];&quot;&gt;2&quot;)/19" office:value-type="percentage" office:value="0.368421052631579" calcext:value-type="percentage">
            <text:p>36,84%</text:p>
          </table:table-cell>
          <table:table-cell table:style-name="ce3" table:formula="of:=COUNTIF([.C16:.U16];&quot;&lt;=2&quot;)/19" office:value-type="percentage" office:value="0.631578947368421" calcext:value-type="percentage">
            <text:p>63,16%</text:p>
          </table:table-cell>
          <table:table-cell table:style-name="ce3" table:formula="of:=COUNTIFS([.C3:.U3];&quot;=m&quot;;[.C16:.U16];&quot;&gt;2&quot;)/COUNTIF([.C3:.U3];&quot;=m&quot;)" office:value-type="percentage" office:value="0.272727272727273" calcext:value-type="percentage">
            <text:p>27,27%</text:p>
          </table:table-cell>
          <table:table-cell table:style-name="ce3" table:formula="of:=COUNTIFS([.C3:.U3];&quot;=f&quot;;[.C16:.U16];&quot;&gt;2&quot;)/COUNTIF([.C3:.U3];&quot;=f&quot;)" office:value-type="percentage" office:value="0.5" calcext:value-type="percentage">
            <text:p>50,00%</text:p>
          </table:table-cell>
          <table:table-cell table:style-name="ce3" table:formula="of:=COUNTIFS([.C4:.U4];&quot;=a lot&quot;;[.C16:.U16];&quot;&gt;2&quot;)/COUNTIF([.C4:.U4];&quot;=a lot&quot;)" office:value-type="percentage" office:value="0.363636363636364" calcext:value-type="percentage">
            <text:p>36,36%</text:p>
          </table:table-cell>
          <table:table-cell table:style-name="ce3" table:formula="of:=COUNTIFS([.C4:.U4];&quot;=some&quot;;[.C16:.U16];&quot;&gt;2&quot;)/COUNTIF([.C4:.U4];&quot;=some&quot;)" office:value-type="percentage" office:value="0.285714285714286" calcext:value-type="percentage">
            <text:p>28,57%</text:p>
          </table:table-cell>
          <table:table-cell table:style-name="ce3" table:formula="of:=COUNTIFS([.C4:.U4];&quot;=never&quot;;[.C16:.U16];&quot;&gt;2&quot;)/COUNTIF([.C4:.U4];&quot;=never&quot;)" office:value-type="percentage" office:value="1" calcext:value-type="percentage">
            <text:p>100,00%</text:p>
          </table:table-cell>
          <table:table-cell table:style-name="ce3" table:formula="of:=COUNTIFS([.C5:.U5];&quot;=hand&quot;;[.C16:.U16];&quot;&gt;2&quot;)/COUNTIF([.C5:.U5];&quot;=hand&quot;)" office:value-type="percentage" office:value="0.333333333333333" calcext:value-type="percentage">
            <text:p>33,33%</text:p>
          </table:table-cell>
          <table:table-cell table:style-name="ce3" table:formula="of:=COUNTIFS([.C5:.U5];&quot;=player&quot;;[.C16:.U16];&quot;&gt;2&quot;)/COUNTIF([.C5:.U5];&quot;=player&quot;)" office:value-type="percentage" office:value="0.4" calcext:value-type="percentage">
            <text:p>40,00%</text:p>
          </table:table-cell>
        </table:table-row>
        <table:table-row table:style-name="ro1">
          <table:table-cell/>
          <table:table-cell office:value-type="string" calcext:value-type="string">
            <text:p>Q1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AVERAGE([.C17:.U17])" office:value-type="float" office:value="3.52631578947368" calcext:value-type="float">
            <text:p>3,5263157895</text:p>
          </table:table-cell>
          <table:table-cell table:formula="of:=MEDIAN([.C17:.U17])" office:value-type="float" office:value="4" calcext:value-type="float">
            <text:p>4</text:p>
          </table:table-cell>
          <table:table-cell table:formula="of:=VAR([.C17:.U17])" office:value-type="float" office:value="0.929824561403509" calcext:value-type="float">
            <text:p>0,9298245614</text:p>
          </table:table-cell>
          <table:table-cell table:formula="of:=STDEV([.C17:.U17])" office:value-type="float" office:value="0.964274111134126" calcext:value-type="float">
            <text:p>0,9642741111</text:p>
          </table:table-cell>
          <table:table-cell table:style-name="ce3" table:formula="of:=COUNTIF([.C17:.U17];&quot;&gt;2&quot;)/19" office:value-type="percentage" office:value="0.894736842105263" calcext:value-type="percentage">
            <text:p>89,47%</text:p>
          </table:table-cell>
          <table:table-cell table:style-name="ce3" table:formula="of:=COUNTIF([.C17:.U17];&quot;&lt;=2&quot;)/19" office:value-type="percentage" office:value="0.105263157894737" calcext:value-type="percentage">
            <text:p>10,53%</text:p>
          </table:table-cell>
          <table:table-cell table:style-name="ce3" table:formula="of:=COUNTIFS([.C3:.U3];&quot;=m&quot;;[.C17:.U17];&quot;&gt;2&quot;)/COUNTIF([.C3:.U3];&quot;=m&quot;)" office:value-type="percentage" office:value="1" calcext:value-type="percentage">
            <text:p>100,00%</text:p>
          </table:table-cell>
          <table:table-cell table:style-name="ce3" table:formula="of:=COUNTIFS([.C3:.U3];&quot;=f&quot;;[.C17:.U17];&quot;&gt;2&quot;)/COUNTIF([.C3:.U3];&quot;=f&quot;)" office:value-type="percentage" office:value="0.75" calcext:value-type="percentage">
            <text:p>75,00%</text:p>
          </table:table-cell>
          <table:table-cell table:style-name="ce3" table:formula="of:=COUNTIFS([.C4:.U4];&quot;=a lot&quot;;[.C17:.U17];&quot;&gt;2&quot;)/COUNTIF([.C4:.U4];&quot;=a lot&quot;)" office:value-type="percentage" office:value="1" calcext:value-type="percentage">
            <text:p>100,00%</text:p>
          </table:table-cell>
          <table:table-cell table:style-name="ce3" table:formula="of:=COUNTIFS([.C4:.U4];&quot;=some&quot;;[.C17:.U17];&quot;&gt;2&quot;)/COUNTIF([.C4:.U4];&quot;=some&quot;)" office:value-type="percentage" office:value="0.714285714285714" calcext:value-type="percentage">
            <text:p>71,43%</text:p>
          </table:table-cell>
          <table:table-cell table:style-name="ce3" table:formula="of:=COUNTIFS([.C4:.U4];&quot;=never&quot;;[.C17:.U17];&quot;&gt;2&quot;)/COUNTIF([.C4:.U4];&quot;=never&quot;)" office:value-type="percentage" office:value="1" calcext:value-type="percentage">
            <text:p>100,00%</text:p>
          </table:table-cell>
          <table:table-cell table:style-name="ce3" table:formula="of:=COUNTIFS([.C5:.U5];&quot;=hand&quot;;[.C17:.U17];&quot;&gt;2&quot;)/COUNTIF([.C5:.U5];&quot;=hand&quot;)" office:value-type="percentage" office:value="0.888888888888889" calcext:value-type="percentage">
            <text:p>88,89%</text:p>
          </table:table-cell>
          <table:table-cell table:style-name="ce3" table:formula="of:=COUNTIFS([.C5:.U5];&quot;=player&quot;;[.C17:.U17];&quot;&gt;2&quot;)/COUNTIF([.C5:.U5];&quot;=player&quot;)" office:value-type="percentage" office:value="0.9" calcext:value-type="percentage">
            <text:p>90,00%</text:p>
          </table:table-cell>
        </table:table-row>
        <table:table-row table:style-name="ro1">
          <table:table-cell/>
          <table:table-cell office:value-type="string" calcext:value-type="string">
            <text:p>Q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4" calcext:value-type="float">
            <text:p>4</text:p>
          </table:table-cell>
          <table:table-cell table:formula="of:=AVERAGE([.C18:.U18])" office:value-type="float" office:value="3.05263157894737" calcext:value-type="float">
            <text:p>3,0526315789</text:p>
          </table:table-cell>
          <table:table-cell table:formula="of:=MEDIAN([.C18:.U18])" office:value-type="float" office:value="4" calcext:value-type="float">
            <text:p>4</text:p>
          </table:table-cell>
          <table:table-cell table:formula="of:=VAR([.C18:.U18])" office:value-type="float" office:value="1.3859649122807" calcext:value-type="float">
            <text:p>1,3859649123</text:p>
          </table:table-cell>
          <table:table-cell table:formula="of:=STDEV([.C18:.U18])" office:value-type="float" office:value="1.17727011016194" calcext:value-type="float">
            <text:p>1,1772701102</text:p>
          </table:table-cell>
          <table:table-cell table:style-name="ce3" table:formula="of:=COUNTIF([.C18:.U18];&quot;&gt;2&quot;)/19" office:value-type="percentage" office:value="0.68421052631579" calcext:value-type="percentage">
            <text:p>68,42%</text:p>
          </table:table-cell>
          <table:table-cell table:style-name="ce3" table:formula="of:=COUNTIF([.C18:.U18];&quot;&lt;=2&quot;)/19" office:value-type="percentage" office:value="0.31578947368421" calcext:value-type="percentage">
            <text:p>31,58%</text:p>
          </table:table-cell>
          <table:table-cell table:style-name="ce3" table:formula="of:=COUNTIFS([.C3:.U3];&quot;=m&quot;;[.C18:.U18];&quot;&gt;2&quot;)/COUNTIF([.C3:.U3];&quot;=m&quot;)" office:value-type="percentage" office:value="0.909090909090909" calcext:value-type="percentage">
            <text:p>90,91%</text:p>
          </table:table-cell>
          <table:table-cell table:style-name="ce3" table:formula="of:=COUNTIFS([.C3:.U3];&quot;=f&quot;;[.C18:.U18];&quot;&gt;2&quot;)/COUNTIF([.C3:.U3];&quot;=f&quot;)" office:value-type="percentage" office:value="0.375" calcext:value-type="percentage">
            <text:p>37,50%</text:p>
          </table:table-cell>
          <table:table-cell table:style-name="ce3" table:formula="of:=COUNTIFS([.C4:.U4];&quot;=a lot&quot;;[.C18:.U18];&quot;&gt;2&quot;)/COUNTIF([.C4:.U4];&quot;=a lot&quot;)" office:value-type="percentage" office:value="0.636363636363636" calcext:value-type="percentage">
            <text:p>63,64%</text:p>
          </table:table-cell>
          <table:table-cell table:style-name="ce3" table:formula="of:=COUNTIFS([.C4:.U4];&quot;=some&quot;;[.C18:.U18];&quot;&gt;2&quot;)/COUNTIF([.C4:.U4];&quot;=some&quot;)" office:value-type="percentage" office:value="0.714285714285714" calcext:value-type="percentage">
            <text:p>71,43%</text:p>
          </table:table-cell>
          <table:table-cell table:style-name="ce3" table:formula="of:=COUNTIFS([.C4:.U4];&quot;=never&quot;;[.C18:.U18];&quot;&gt;2&quot;)/COUNTIF([.C4:.U4];&quot;=never&quot;)" office:value-type="percentage" office:value="1" calcext:value-type="percentage">
            <text:p>100,00%</text:p>
          </table:table-cell>
          <table:table-cell table:style-name="ce3" table:formula="of:=COUNTIFS([.C5:.U5];&quot;=hand&quot;;[.C18:.U18];&quot;&gt;2&quot;)/COUNTIF([.C5:.U5];&quot;=hand&quot;)" office:value-type="percentage" office:value="0.666666666666667" calcext:value-type="percentage">
            <text:p>66,67%</text:p>
          </table:table-cell>
          <table:table-cell table:style-name="ce3" table:formula="of:=COUNTIFS([.C5:.U5];&quot;=player&quot;;[.C18:.U18];&quot;&gt;2&quot;)/COUNTIF([.C5:.U5];&quot;=player&quot;)" office:value-type="percentage" office:value="0.7" calcext:value-type="percentage">
            <text:p>70,00%</text:p>
          </table:table-cell>
        </table:table-row>
        <table:table-row table:style-name="ro1">
          <table:table-cell/>
          <table:table-cell office:value-type="string" calcext:value-type="string">
            <text:p>Q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AVERAGE([.C19:.U19])" office:value-type="float" office:value="2.84210526315789" calcext:value-type="float">
            <text:p>2,8421052632</text:p>
          </table:table-cell>
          <table:table-cell table:formula="of:=MEDIAN([.C19:.U19])" office:value-type="float" office:value="3" calcext:value-type="float">
            <text:p>3</text:p>
          </table:table-cell>
          <table:table-cell table:formula="of:=VAR([.C19:.U19])" office:value-type="float" office:value="1.58479532163743" calcext:value-type="float">
            <text:p>1,5847953216</text:p>
          </table:table-cell>
          <table:table-cell table:formula="of:=STDEV([.C19:.U19])" office:value-type="float" office:value="1.25888654041475" calcext:value-type="float">
            <text:p>1,2588865404</text:p>
          </table:table-cell>
          <table:table-cell table:style-name="ce3" table:formula="of:=COUNTIF([.C19:.U19];&quot;&gt;2&quot;)/19" office:value-type="percentage" office:value="0.68421052631579" calcext:value-type="percentage">
            <text:p>68,42%</text:p>
          </table:table-cell>
          <table:table-cell table:style-name="ce3" table:formula="of:=COUNTIF([.C19:.U19];&quot;&lt;=2&quot;)/19" office:value-type="percentage" office:value="0.31578947368421" calcext:value-type="percentage">
            <text:p>31,58%</text:p>
          </table:table-cell>
          <table:table-cell table:style-name="ce3" table:formula="of:=COUNTIFS([.C3:.U3];&quot;=m&quot;;[.C19:.U19];&quot;&gt;2&quot;)/COUNTIF([.C3:.U3];&quot;=m&quot;)" office:value-type="percentage" office:value="0.909090909090909" calcext:value-type="percentage">
            <text:p>90,91%</text:p>
          </table:table-cell>
          <table:table-cell table:style-name="ce3" table:formula="of:=COUNTIFS([.C3:.U3];&quot;=f&quot;;[.C19:.U19];&quot;&gt;2&quot;)/COUNTIF([.C3:.U3];&quot;=f&quot;)" office:value-type="percentage" office:value="0.375" calcext:value-type="percentage">
            <text:p>37,50%</text:p>
          </table:table-cell>
          <table:table-cell table:style-name="ce3" table:formula="of:=COUNTIFS([.C4:.U4];&quot;=a lot&quot;;[.C19:.U19];&quot;&gt;2&quot;)/COUNTIF([.C4:.U4];&quot;=a lot&quot;)" office:value-type="percentage" office:value="0.636363636363636" calcext:value-type="percentage">
            <text:p>63,64%</text:p>
          </table:table-cell>
          <table:table-cell table:style-name="ce3" table:formula="of:=COUNTIFS([.C4:.U4];&quot;=some&quot;;[.C19:.U19];&quot;&gt;2&quot;)/COUNTIF([.C4:.U4];&quot;=some&quot;)" office:value-type="percentage" office:value="0.714285714285714" calcext:value-type="percentage">
            <text:p>71,43%</text:p>
          </table:table-cell>
          <table:table-cell table:style-name="ce3" table:formula="of:=COUNTIFS([.C4:.U4];&quot;=never&quot;;[.C19:.U19];&quot;&gt;2&quot;)/COUNTIF([.C4:.U4];&quot;=never&quot;)" office:value-type="percentage" office:value="1" calcext:value-type="percentage">
            <text:p>100,00%</text:p>
          </table:table-cell>
          <table:table-cell table:style-name="ce3" table:formula="of:=COUNTIFS([.C5:.U5];&quot;=hand&quot;;[.C19:.U19];&quot;&gt;2&quot;)/COUNTIF([.C5:.U5];&quot;=hand&quot;)" office:value-type="percentage" office:value="0.666666666666667" calcext:value-type="percentage">
            <text:p>66,67%</text:p>
          </table:table-cell>
          <table:table-cell table:style-name="ce3" table:formula="of:=COUNTIFS([.C5:.U5];&quot;=player&quot;;[.C19:.U19];&quot;&gt;2&quot;)/COUNTIF([.C5:.U5];&quot;=player&quot;)" office:value-type="percentage" office:value="0.7" calcext:value-type="percentage">
            <text:p>70,00%</text:p>
          </table:table-cell>
        </table:table-row>
        <table:table-row table:style-name="ro1">
          <table:table-cell/>
          <table:table-cell office:value-type="string" calcext:value-type="string">
            <text:p>Q14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AVERAGE([.C20:.U20])" office:value-type="float" office:value="3.26315789473684" calcext:value-type="float">
            <text:p>3,2631578947</text:p>
          </table:table-cell>
          <table:table-cell table:formula="of:=MEDIAN([.C20:.U20])" office:value-type="float" office:value="4" calcext:value-type="float">
            <text:p>4</text:p>
          </table:table-cell>
          <table:table-cell table:formula="of:=VAR([.C20:.U20])" office:value-type="float" office:value="1.2046783625731" calcext:value-type="float">
            <text:p>1,2046783626</text:p>
          </table:table-cell>
          <table:table-cell table:formula="of:=STDEV([.C20:.U20])" office:value-type="float" office:value="1.09757840839418" calcext:value-type="float">
            <text:p>1,0975784084</text:p>
          </table:table-cell>
          <table:table-cell table:style-name="ce3" table:formula="of:=COUNTIF([.C20:.U20];&quot;&gt;2&quot;)/19" office:value-type="percentage" office:value="0.842105263157895" calcext:value-type="percentage">
            <text:p>84,21%</text:p>
          </table:table-cell>
          <table:table-cell table:style-name="ce3" table:formula="of:=COUNTIF([.C20:.U20];&quot;&lt;=2&quot;)/19" office:value-type="percentage" office:value="0.157894736842105" calcext:value-type="percentage">
            <text:p>15,79%</text:p>
          </table:table-cell>
          <table:table-cell table:style-name="ce3" table:formula="of:=COUNTIFS([.C3:.U3];&quot;=m&quot;;[.C20:.U20];&quot;&gt;2&quot;)/COUNTIF([.C3:.U3];&quot;=m&quot;)" office:value-type="percentage" office:value="0.909090909090909" calcext:value-type="percentage">
            <text:p>90,91%</text:p>
          </table:table-cell>
          <table:table-cell table:style-name="ce3" table:formula="of:=COUNTIFS([.C3:.U3];&quot;=f&quot;;[.C20:.U20];&quot;&gt;2&quot;)/COUNTIF([.C3:.U3];&quot;=f&quot;)" office:value-type="percentage" office:value="0.75" calcext:value-type="percentage">
            <text:p>75,00%</text:p>
          </table:table-cell>
          <table:table-cell table:style-name="ce3" table:formula="of:=COUNTIFS([.C4:.U4];&quot;=a lot&quot;;[.C20:.U20];&quot;&gt;2&quot;)/COUNTIF([.C4:.U4];&quot;=a lot&quot;)" office:value-type="percentage" office:value="1" calcext:value-type="percentage">
            <text:p>100,00%</text:p>
          </table:table-cell>
          <table:table-cell table:style-name="ce3" table:formula="of:=COUNTIFS([.C4:.U4];&quot;=some&quot;;[.C20:.U20];&quot;&gt;2&quot;)/COUNTIF([.C4:.U4];&quot;=some&quot;)" office:value-type="percentage" office:value="0.571428571428571" calcext:value-type="percentage">
            <text:p>57,14%</text:p>
          </table:table-cell>
          <table:table-cell table:style-name="ce3" table:formula="of:=COUNTIFS([.C4:.U4];&quot;=never&quot;;[.C20:.U20];&quot;&gt;2&quot;)/COUNTIF([.C4:.U4];&quot;=never&quot;)" office:value-type="percentage" office:value="1" calcext:value-type="percentage">
            <text:p>100,00%</text:p>
          </table:table-cell>
          <table:table-cell table:style-name="ce3" table:formula="of:=COUNTIFS([.C5:.U5];&quot;=hand&quot;;[.C20:.U20];&quot;&gt;2&quot;)/COUNTIF([.C5:.U5];&quot;=hand&quot;)" office:value-type="percentage" office:value="0.888888888888889" calcext:value-type="percentage">
            <text:p>88,89%</text:p>
          </table:table-cell>
          <table:table-cell table:style-name="ce3" table:formula="of:=COUNTIFS([.C5:.U5];&quot;=player&quot;;[.C20:.U20];&quot;&gt;2&quot;)/COUNTIF([.C5:.U5];&quot;=player&quot;)" office:value-type="percentage" office:value="0.8" calcext:value-type="percentage">
            <text:p>80,00%</text:p>
          </table:table-cell>
        </table:table-row>
        <table:table-row table:style-name="ro1">
          <table:table-cell/>
          <table:table-cell office:value-type="string" calcext:value-type="string">
            <text:p>Q1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4" calcext:value-type="float">
            <text:p>4</text:p>
          </table:table-cell>
          <table:table-cell table:formula="of:=AVERAGE([.C21:.U21])" office:value-type="float" office:value="3.68421052631579" calcext:value-type="float">
            <text:p>3,6842105263</text:p>
          </table:table-cell>
          <table:table-cell table:formula="of:=MEDIAN([.C21:.U21])" office:value-type="float" office:value="4" calcext:value-type="float">
            <text:p>4</text:p>
          </table:table-cell>
          <table:table-cell table:formula="of:=VAR([.C21:.U21])" office:value-type="float" office:value="0.672514619883041" calcext:value-type="float">
            <text:p>0,6725146199</text:p>
          </table:table-cell>
          <table:table-cell table:formula="of:=STDEV([.C21:.U21])" office:value-type="float" office:value="0.820069887194403" calcext:value-type="float">
            <text:p>0,8200698872</text:p>
          </table:table-cell>
          <table:table-cell table:style-name="ce3" table:formula="of:=COUNTIF([.C21:.U21];&quot;&gt;2&quot;)/19" office:value-type="percentage" office:value="0.894736842105263" calcext:value-type="percentage">
            <text:p>89,47%</text:p>
          </table:table-cell>
          <table:table-cell table:style-name="ce3" table:formula="of:=COUNTIF([.C21:.U21];&quot;&lt;=2&quot;)/19" office:value-type="percentage" office:value="0.105263157894737" calcext:value-type="percentage">
            <text:p>10,53%</text:p>
          </table:table-cell>
          <table:table-cell table:style-name="ce3" table:formula="of:=COUNTIFS([.C3:.U3];&quot;=m&quot;;[.C21:.U21];&quot;&gt;2&quot;)/COUNTIF([.C3:.U3];&quot;=m&quot;)" office:value-type="percentage" office:value="0.909090909090909" calcext:value-type="percentage">
            <text:p>90,91%</text:p>
          </table:table-cell>
          <table:table-cell table:style-name="ce3" table:formula="of:=COUNTIFS([.C3:.U3];&quot;=f&quot;;[.C21:.U21];&quot;&gt;2&quot;)/COUNTIF([.C3:.U3];&quot;=f&quot;)" office:value-type="percentage" office:value="0.875" calcext:value-type="percentage">
            <text:p>87,50%</text:p>
          </table:table-cell>
          <table:table-cell table:style-name="ce3" table:formula="of:=COUNTIFS([.C4:.U4];&quot;=a lot&quot;;[.C21:.U21];&quot;&gt;2&quot;)/COUNTIF([.C4:.U4];&quot;=a lot&quot;)" office:value-type="percentage" office:value="0.818181818181818" calcext:value-type="percentage">
            <text:p>81,82%</text:p>
          </table:table-cell>
          <table:table-cell table:style-name="ce3" table:formula="of:=COUNTIFS([.C4:.U4];&quot;=some&quot;;[.C21:.U21];&quot;&gt;2&quot;)/COUNTIF([.C4:.U4];&quot;=some&quot;)" office:value-type="percentage" office:value="1" calcext:value-type="percentage">
            <text:p>100,00%</text:p>
          </table:table-cell>
          <table:table-cell table:style-name="ce3" table:formula="of:=COUNTIFS([.C4:.U4];&quot;=never&quot;;[.C21:.U21];&quot;&gt;2&quot;)/COUNTIF([.C4:.U4];&quot;=never&quot;)" office:value-type="percentage" office:value="1" calcext:value-type="percentage">
            <text:p>100,00%</text:p>
          </table:table-cell>
          <table:table-cell table:style-name="ce3" table:formula="of:=COUNTIFS([.C5:.U5];&quot;=hand&quot;;[.C21:.U21];&quot;&gt;2&quot;)/COUNTIF([.C5:.U5];&quot;=hand&quot;)" office:value-type="percentage" office:value="0.888888888888889" calcext:value-type="percentage">
            <text:p>88,89%</text:p>
          </table:table-cell>
          <table:table-cell table:style-name="ce3" table:formula="of:=COUNTIFS([.C5:.U5];&quot;=player&quot;;[.C21:.U21];&quot;&gt;2&quot;)/COUNTIF([.C5:.U5];&quot;=player&quot;)" office:value-type="percentage" office:value="0.9" calcext:value-type="percentage">
            <text:p>90,00%</text:p>
          </table:table-cell>
        </table:table-row>
        <table:table-row table:style-name="ro1">
          <table:table-cell/>
          <table:table-cell office:value-type="string" calcext:value-type="string">
            <text:p>Q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AVERAGE([.C22:.U22])" office:value-type="float" office:value="1.78947368421053" calcext:value-type="float">
            <text:p>1,7894736842</text:p>
          </table:table-cell>
          <table:table-cell table:formula="of:=MEDIAN([.C22:.U22])" office:value-type="float" office:value="1" calcext:value-type="float">
            <text:p>1</text:p>
          </table:table-cell>
          <table:table-cell table:formula="of:=VAR([.C22:.U22])" office:value-type="float" office:value="1.28654970760234" calcext:value-type="float">
            <text:p>1,2865497076</text:p>
          </table:table-cell>
          <table:table-cell table:formula="of:=STDEV([.C22:.U22])" office:value-type="float" office:value="1.1342617456312" calcext:value-type="float">
            <text:p>1,1342617456</text:p>
          </table:table-cell>
          <table:table-cell table:style-name="ce3" table:formula="of:=COUNTIF([.C22:.U22];&quot;&gt;2&quot;)/19" office:value-type="percentage" office:value="0.31578947368421" calcext:value-type="percentage">
            <text:p>31,58%</text:p>
          </table:table-cell>
          <table:table-cell table:style-name="ce3" table:formula="of:=COUNTIF([.C22:.U22];&quot;&lt;=2&quot;)/19" office:value-type="percentage" office:value="0.68421052631579" calcext:value-type="percentage">
            <text:p>68,42%</text:p>
          </table:table-cell>
          <table:table-cell table:style-name="ce3" table:formula="of:=COUNTIFS([.C3:.U3];&quot;=m&quot;;[.C22:.U22];&quot;&gt;2&quot;)/COUNTIF([.C3:.U3];&quot;=m&quot;)" office:value-type="percentage" office:value="0.363636363636364" calcext:value-type="percentage">
            <text:p>36,36%</text:p>
          </table:table-cell>
          <table:table-cell table:style-name="ce3" table:formula="of:=COUNTIFS([.C3:.U3];&quot;=f&quot;;[.C22:.U22];&quot;&gt;2&quot;)/COUNTIF([.C3:.U3];&quot;=f&quot;)" office:value-type="percentage" office:value="0.25" calcext:value-type="percentage">
            <text:p>25,00%</text:p>
          </table:table-cell>
          <table:table-cell table:style-name="ce3" table:formula="of:=COUNTIFS([.C4:.U4];&quot;=a lot&quot;;[.C22:.U22];&quot;&gt;2&quot;)/COUNTIF([.C4:.U4];&quot;=a lot&quot;)" office:value-type="percentage" office:value="0.363636363636364" calcext:value-type="percentage">
            <text:p>36,36%</text:p>
          </table:table-cell>
          <table:table-cell table:style-name="ce3" table:formula="of:=COUNTIFS([.C4:.U4];&quot;=some&quot;;[.C22:.U22];&quot;&gt;2&quot;)/COUNTIF([.C4:.U4];&quot;=some&quot;)" office:value-type="percentage" office:value="0.142857142857143" calcext:value-type="percentage">
            <text:p>14,29%</text:p>
          </table:table-cell>
          <table:table-cell table:style-name="ce3" table:formula="of:=COUNTIFS([.C4:.U4];&quot;=never&quot;;[.C22:.U22];&quot;&gt;2&quot;)/COUNTIF([.C4:.U4];&quot;=never&quot;)" office:value-type="percentage" office:value="1" calcext:value-type="percentage">
            <text:p>100,00%</text:p>
          </table:table-cell>
          <table:table-cell table:style-name="ce3" table:formula="of:=COUNTIFS([.C5:.U5];&quot;=hand&quot;;[.C22:.U22];&quot;&gt;2&quot;)/COUNTIF([.C5:.U5];&quot;=hand&quot;)" office:value-type="percentage" office:value="0.333333333333333" calcext:value-type="percentage">
            <text:p>33,33%</text:p>
          </table:table-cell>
          <table:table-cell table:style-name="ce3" table:formula="of:=COUNTIFS([.C5:.U5];&quot;=player&quot;;[.C22:.U22];&quot;&gt;2&quot;)/COUNTIF([.C5:.U5];&quot;=player&quot;)" office:value-type="percentage" office:value="0.3" calcext:value-type="percentage">
            <text:p>30,00%</text:p>
          </table:table-cell>
        </table:table-row>
        <table:table-row table:style-name="ro1">
          <table:table-cell/>
          <table:table-cell office:value-type="string" calcext:value-type="string">
            <text:p>Q17</text:p>
          </table:table-cell>
          <table:table-cell table:number-columns-repeated="1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AVERAGE([.C23:.U23])" office:value-type="float" office:value="3.89473684210526" calcext:value-type="float">
            <text:p>3,8947368421</text:p>
          </table:table-cell>
          <table:table-cell table:formula="of:=MEDIAN([.C23:.U23])" office:value-type="float" office:value="4" calcext:value-type="float">
            <text:p>4</text:p>
          </table:table-cell>
          <table:table-cell table:formula="of:=VAR([.C23:.U23])" office:value-type="float" office:value="0.0994152046783626" calcext:value-type="float">
            <text:p>0,0994152047</text:p>
          </table:table-cell>
          <table:table-cell table:formula="of:=STDEV([.C23:.U23])" office:value-type="float" office:value="0.315301767642306" calcext:value-type="float">
            <text:p>0,3153017676</text:p>
          </table:table-cell>
          <table:table-cell table:style-name="ce3" table:formula="of:=COUNTIF([.C23:.U23];&quot;&gt;2&quot;)/19" office:value-type="percentage" office:value="1" calcext:value-type="percentage">
            <text:p>100,00%</text:p>
          </table:table-cell>
          <table:table-cell table:style-name="ce3" table:formula="of:=COUNTIF([.C23:.U23];&quot;&lt;=2&quot;)/19" office:value-type="percentage" office:value="0" calcext:value-type="percentage">
            <text:p>0,00%</text:p>
          </table:table-cell>
          <table:table-cell table:style-name="ce3" table:formula="of:=COUNTIFS([.C3:.U3];&quot;=m&quot;;[.C23:.U23];&quot;&gt;2&quot;)/COUNTIF([.C3:.U3];&quot;=m&quot;)" office:value-type="percentage" office:value="1" calcext:value-type="percentage">
            <text:p>100,00%</text:p>
          </table:table-cell>
          <table:table-cell table:style-name="ce3" table:formula="of:=COUNTIFS([.C3:.U3];&quot;=f&quot;;[.C23:.U23];&quot;&gt;2&quot;)/COUNTIF([.C3:.U3];&quot;=f&quot;)" office:value-type="percentage" office:value="1" calcext:value-type="percentage">
            <text:p>100,00%</text:p>
          </table:table-cell>
          <table:table-cell table:style-name="ce3" table:formula="of:=COUNTIFS([.C4:.U4];&quot;=a lot&quot;;[.C23:.U23];&quot;&gt;2&quot;)/COUNTIF([.C4:.U4];&quot;=a lot&quot;)" office:value-type="percentage" office:value="1" calcext:value-type="percentage">
            <text:p>100,00%</text:p>
          </table:table-cell>
          <table:table-cell table:style-name="ce3" table:formula="of:=COUNTIFS([.C4:.U4];&quot;=some&quot;;[.C23:.U23];&quot;&gt;2&quot;)/COUNTIF([.C4:.U4];&quot;=some&quot;)" office:value-type="percentage" office:value="1" calcext:value-type="percentage">
            <text:p>100,00%</text:p>
          </table:table-cell>
          <table:table-cell table:style-name="ce3" table:formula="of:=COUNTIFS([.C4:.U4];&quot;=never&quot;;[.C23:.U23];&quot;&gt;2&quot;)/COUNTIF([.C4:.U4];&quot;=never&quot;)" office:value-type="percentage" office:value="1" calcext:value-type="percentage">
            <text:p>100,00%</text:p>
          </table:table-cell>
          <table:table-cell table:style-name="ce3" table:formula="of:=COUNTIFS([.C5:.U5];&quot;=hand&quot;;[.C23:.U23];&quot;&gt;2&quot;)/COUNTIF([.C5:.U5];&quot;=hand&quot;)" office:value-type="percentage" office:value="1" calcext:value-type="percentage">
            <text:p>100,00%</text:p>
          </table:table-cell>
          <table:table-cell table:style-name="ce3" table:formula="of:=COUNTIFS([.C5:.U5];&quot;=player&quot;;[.C23:.U23];&quot;&gt;2&quot;)/COUNTIF([.C5:.U5];&quot;=player&quot;)" office:value-type="percentage" office:value="1" calcext:value-type="percentage">
            <text:p>100,00%</text:p>
          </table:table-cell>
        </table:table-row>
        <table:table-row table:style-name="ro1">
          <table:table-cell/>
          <table:table-cell office:value-type="string" calcext:value-type="string">
            <text:p>Q18</text:p>
          </table:table-cell>
          <table:table-cell table:number-columns-repeated="1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AVERAGE([.C24:.U24])" office:value-type="float" office:value="3.94736842105263" calcext:value-type="float">
            <text:p>3,9473684211</text:p>
          </table:table-cell>
          <table:table-cell table:formula="of:=MEDIAN([.C24:.U24])" office:value-type="float" office:value="4" calcext:value-type="float">
            <text:p>4</text:p>
          </table:table-cell>
          <table:table-cell table:formula="of:=VAR([.C24:.U24])" office:value-type="float" office:value="0.0526315789473684" calcext:value-type="float">
            <text:p>0,0526315789</text:p>
          </table:table-cell>
          <table:table-cell table:formula="of:=STDEV([.C24:.U24])" office:value-type="float" office:value="0.229415733870562" calcext:value-type="float">
            <text:p>0,2294157339</text:p>
          </table:table-cell>
          <table:table-cell table:style-name="ce3" table:formula="of:=COUNTIF([.C24:.U24];&quot;&gt;2&quot;)/19" office:value-type="percentage" office:value="1" calcext:value-type="percentage">
            <text:p>100,00%</text:p>
          </table:table-cell>
          <table:table-cell table:style-name="ce3" table:formula="of:=COUNTIF([.C24:.U24];&quot;&lt;=2&quot;)/19" office:value-type="percentage" office:value="0" calcext:value-type="percentage">
            <text:p>0,00%</text:p>
          </table:table-cell>
          <table:table-cell table:style-name="ce3" table:formula="of:=COUNTIFS([.C3:.U3];&quot;=m&quot;;[.C24:.U24];&quot;&gt;2&quot;)/COUNTIF([.C3:.U3];&quot;=m&quot;)" office:value-type="percentage" office:value="1" calcext:value-type="percentage">
            <text:p>100,00%</text:p>
          </table:table-cell>
          <table:table-cell table:style-name="ce3" table:formula="of:=COUNTIFS([.C3:.U3];&quot;=f&quot;;[.C24:.U24];&quot;&gt;2&quot;)/COUNTIF([.C3:.U3];&quot;=f&quot;)" office:value-type="percentage" office:value="1" calcext:value-type="percentage">
            <text:p>100,00%</text:p>
          </table:table-cell>
          <table:table-cell table:style-name="ce3" table:formula="of:=COUNTIFS([.C4:.U4];&quot;=a lot&quot;;[.C24:.U24];&quot;&gt;2&quot;)/COUNTIF([.C4:.U4];&quot;=a lot&quot;)" office:value-type="percentage" office:value="1" calcext:value-type="percentage">
            <text:p>100,00%</text:p>
          </table:table-cell>
          <table:table-cell table:style-name="ce3" table:formula="of:=COUNTIFS([.C4:.U4];&quot;=some&quot;;[.C24:.U24];&quot;&gt;2&quot;)/COUNTIF([.C4:.U4];&quot;=some&quot;)" office:value-type="percentage" office:value="1" calcext:value-type="percentage">
            <text:p>100,00%</text:p>
          </table:table-cell>
          <table:table-cell table:style-name="ce3" table:formula="of:=COUNTIFS([.C4:.U4];&quot;=never&quot;;[.C24:.U24];&quot;&gt;2&quot;)/COUNTIF([.C4:.U4];&quot;=never&quot;)" office:value-type="percentage" office:value="1" calcext:value-type="percentage">
            <text:p>100,00%</text:p>
          </table:table-cell>
          <table:table-cell table:style-name="ce3" table:formula="of:=COUNTIFS([.C5:.U5];&quot;=hand&quot;;[.C24:.U24];&quot;&gt;2&quot;)/COUNTIF([.C5:.U5];&quot;=hand&quot;)" office:value-type="percentage" office:value="1" calcext:value-type="percentage">
            <text:p>100,00%</text:p>
          </table:table-cell>
          <table:table-cell table:style-name="ce3" table:formula="of:=COUNTIFS([.C5:.U5];&quot;=player&quot;;[.C24:.U24];&quot;&gt;2&quot;)/COUNTIF([.C5:.U5];&quot;=player&quot;)" office:value-type="percentage" office:value="1" calcext:value-type="percentage">
            <text:p>100,00%</text:p>
          </table:table-cell>
        </table:table-row>
        <table:table-row table:style-name="ro1">
          <table:table-cell/>
          <table:table-cell office:value-type="string" calcext:value-type="string">
            <text:p>Q19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4" calcext:value-type="float">
            <text:p>4</text:p>
          </table:table-cell>
          <table:table-cell table:formula="of:=AVERAGE([.C25:.U25])" office:value-type="float" office:value="3.68421052631579" calcext:value-type="float">
            <text:p>3,6842105263</text:p>
          </table:table-cell>
          <table:table-cell table:formula="of:=MEDIAN([.C25:.U25])" office:value-type="float" office:value="4" calcext:value-type="float">
            <text:p>4</text:p>
          </table:table-cell>
          <table:table-cell table:formula="of:=VAR([.C25:.U25])" office:value-type="float" office:value="0.450292397660819" calcext:value-type="float">
            <text:p>0,4502923977</text:p>
          </table:table-cell>
          <table:table-cell table:formula="of:=STDEV([.C25:.U25])" office:value-type="float" office:value="0.671038298207203" calcext:value-type="float">
            <text:p>0,6710382982</text:p>
          </table:table-cell>
          <table:table-cell table:style-name="ce3" table:formula="of:=COUNTIF([.C25:.U25];&quot;&gt;2&quot;)/19" office:value-type="percentage" office:value="0.894736842105263" calcext:value-type="percentage">
            <text:p>89,47%</text:p>
          </table:table-cell>
          <table:table-cell table:style-name="ce3" table:formula="of:=COUNTIF([.C25:.U25];&quot;&lt;=2&quot;)/19" office:value-type="percentage" office:value="0.105263157894737" calcext:value-type="percentage">
            <text:p>10,53%</text:p>
          </table:table-cell>
          <table:table-cell table:style-name="ce3" table:formula="of:=COUNTIFS([.C3:.U3];&quot;=m&quot;;[.C25:.U25];&quot;&gt;2&quot;)/COUNTIF([.C3:.U3];&quot;=m&quot;)" office:value-type="percentage" office:value="1" calcext:value-type="percentage">
            <text:p>100,00%</text:p>
          </table:table-cell>
          <table:table-cell table:style-name="ce3" table:formula="of:=COUNTIFS([.C3:.U3];&quot;=f&quot;;[.C25:.U25];&quot;&gt;2&quot;)/COUNTIF([.C3:.U3];&quot;=f&quot;)" office:value-type="percentage" office:value="0.75" calcext:value-type="percentage">
            <text:p>75,00%</text:p>
          </table:table-cell>
          <table:table-cell table:style-name="ce3" table:formula="of:=COUNTIFS([.C4:.U4];&quot;=a lot&quot;;[.C25:.U25];&quot;&gt;2&quot;)/COUNTIF([.C4:.U4];&quot;=a lot&quot;)" office:value-type="percentage" office:value="0.818181818181818" calcext:value-type="percentage">
            <text:p>81,82%</text:p>
          </table:table-cell>
          <table:table-cell table:style-name="ce3" table:formula="of:=COUNTIFS([.C4:.U4];&quot;=some&quot;;[.C25:.U25];&quot;&gt;2&quot;)/COUNTIF([.C4:.U4];&quot;=some&quot;)" office:value-type="percentage" office:value="1" calcext:value-type="percentage">
            <text:p>100,00%</text:p>
          </table:table-cell>
          <table:table-cell table:style-name="ce3" table:formula="of:=COUNTIFS([.C4:.U4];&quot;=never&quot;;[.C25:.U25];&quot;&gt;2&quot;)/COUNTIF([.C4:.U4];&quot;=never&quot;)" office:value-type="percentage" office:value="1" calcext:value-type="percentage">
            <text:p>100,00%</text:p>
          </table:table-cell>
          <table:table-cell table:style-name="ce3" table:formula="of:=COUNTIFS([.C5:.U5];&quot;=hand&quot;;[.C25:.U25];&quot;&gt;2&quot;)/COUNTIF([.C5:.U5];&quot;=hand&quot;)" office:value-type="percentage" office:value="0.888888888888889" calcext:value-type="percentage">
            <text:p>88,89%</text:p>
          </table:table-cell>
          <table:table-cell table:style-name="ce3" table:formula="of:=COUNTIFS([.C5:.U5];&quot;=player&quot;;[.C25:.U25];&quot;&gt;2&quot;)/COUNTIF([.C5:.U5];&quot;=player&quot;)" office:value-type="percentage" office:value="0.9" calcext:value-type="percentage">
            <text:p>90,00%</text:p>
          </table:table-cell>
        </table:table-row>
        <table:table-row table:style-name="ro1">
          <table:table-cell/>
          <table:table-cell office:value-type="string" calcext:value-type="string">
            <text:p>Q20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4" calcext:value-type="float">
            <text:p>4</text:p>
          </table:table-cell>
          <table:table-cell table:formula="of:=AVERAGE([.C26:.U26])" office:value-type="float" office:value="3.78947368421053" calcext:value-type="float">
            <text:p>3,7894736842</text:p>
          </table:table-cell>
          <table:table-cell table:formula="of:=MEDIAN([.C26:.U26])" office:value-type="float" office:value="4" calcext:value-type="float">
            <text:p>4</text:p>
          </table:table-cell>
          <table:table-cell table:formula="of:=VAR([.C26:.U26])" office:value-type="float" office:value="0.39766081871345" calcext:value-type="float">
            <text:p>0,3976608187</text:p>
          </table:table-cell>
          <table:table-cell table:formula="of:=STDEV([.C26:.U26])" office:value-type="float" office:value="0.630603535284612" calcext:value-type="float">
            <text:p>0,6306035353</text:p>
          </table:table-cell>
          <table:table-cell table:style-name="ce3" table:formula="of:=COUNTIF([.C26:.U26];&quot;&gt;2&quot;)/19" office:value-type="percentage" office:value="0.894736842105263" calcext:value-type="percentage">
            <text:p>89,47%</text:p>
          </table:table-cell>
          <table:table-cell table:style-name="ce3" table:formula="of:=COUNTIF([.C26:.U26];&quot;&lt;=2&quot;)/19" office:value-type="percentage" office:value="0.105263157894737" calcext:value-type="percentage">
            <text:p>10,53%</text:p>
          </table:table-cell>
          <table:table-cell table:style-name="ce3" table:formula="of:=COUNTIFS([.C3:.U3];&quot;=m&quot;;[.C26:.U26];&quot;&gt;2&quot;)/COUNTIF([.C3:.U3];&quot;=m&quot;)" office:value-type="percentage" office:value="1" calcext:value-type="percentage">
            <text:p>100,00%</text:p>
          </table:table-cell>
          <table:table-cell table:style-name="ce3" table:formula="of:=COUNTIFS([.C3:.U3];&quot;=f&quot;;[.C26:.U26];&quot;&gt;2&quot;)/COUNTIF([.C3:.U3];&quot;=f&quot;)" office:value-type="percentage" office:value="0.75" calcext:value-type="percentage">
            <text:p>75,00%</text:p>
          </table:table-cell>
          <table:table-cell table:style-name="ce3" table:formula="of:=COUNTIFS([.C4:.U4];&quot;=a lot&quot;;[.C26:.U26];&quot;&gt;2&quot;)/COUNTIF([.C4:.U4];&quot;=a lot&quot;)" office:value-type="percentage" office:value="0.818181818181818" calcext:value-type="percentage">
            <text:p>81,82%</text:p>
          </table:table-cell>
          <table:table-cell table:style-name="ce3" table:formula="of:=COUNTIFS([.C4:.U4];&quot;=some&quot;;[.C26:.U26];&quot;&gt;2&quot;)/COUNTIF([.C4:.U4];&quot;=some&quot;)" office:value-type="percentage" office:value="1" calcext:value-type="percentage">
            <text:p>100,00%</text:p>
          </table:table-cell>
          <table:table-cell table:style-name="ce3" table:formula="of:=COUNTIFS([.C4:.U4];&quot;=never&quot;;[.C26:.U26];&quot;&gt;2&quot;)/COUNTIF([.C4:.U4];&quot;=never&quot;)" office:value-type="percentage" office:value="1" calcext:value-type="percentage">
            <text:p>100,00%</text:p>
          </table:table-cell>
          <table:table-cell table:style-name="ce3" table:formula="of:=COUNTIFS([.C5:.U5];&quot;=hand&quot;;[.C26:.U26];&quot;&gt;2&quot;)/COUNTIF([.C5:.U5];&quot;=hand&quot;)" office:value-type="percentage" office:value="0.888888888888889" calcext:value-type="percentage">
            <text:p>88,89%</text:p>
          </table:table-cell>
          <table:table-cell table:style-name="ce3" table:formula="of:=COUNTIFS([.C5:.U5];&quot;=player&quot;;[.C26:.U26];&quot;&gt;2&quot;)/COUNTIF([.C5:.U5];&quot;=player&quot;)" office:value-type="percentage" office:value="0.9" calcext:value-type="percentage">
            <text:p>90,00%</text:p>
          </table:table-cell>
        </table:table-row>
        <table:table-row table:style-name="ro1">
          <table:table-cell/>
          <table:table-cell office:value-type="string" calcext:value-type="string">
            <text:p>Q21</text:p>
          </table:table-cell>
          <table:table-cell table:number-columns-repeated="19" office:value-type="float" office:value="4" calcext:value-type="float">
            <text:p>4</text:p>
          </table:table-cell>
          <table:table-cell table:formula="of:=AVERAGE([.C27:.U27])" office:value-type="float" office:value="4" calcext:value-type="float">
            <text:p>4</text:p>
          </table:table-cell>
          <table:table-cell table:formula="of:=MEDIAN([.C27:.U27])" office:value-type="float" office:value="4" calcext:value-type="float">
            <text:p>4</text:p>
          </table:table-cell>
          <table:table-cell table:formula="of:=VAR([.C27:.U27])" office:value-type="float" office:value="0" calcext:value-type="float">
            <text:p>0</text:p>
          </table:table-cell>
          <table:table-cell table:formula="of:=STDEV([.C27:.U27])" office:value-type="float" office:value="0" calcext:value-type="float">
            <text:p>0</text:p>
          </table:table-cell>
          <table:table-cell table:style-name="ce3" table:formula="of:=COUNTIF([.C27:.U27];&quot;&gt;2&quot;)/19" office:value-type="percentage" office:value="1" calcext:value-type="percentage">
            <text:p>100,00%</text:p>
          </table:table-cell>
          <table:table-cell table:style-name="ce3" table:formula="of:=COUNTIF([.C27:.U27];&quot;&lt;=2&quot;)/19" office:value-type="percentage" office:value="0" calcext:value-type="percentage">
            <text:p>0,00%</text:p>
          </table:table-cell>
          <table:table-cell table:style-name="ce3" table:formula="of:=COUNTIFS([.C3:.U3];&quot;=m&quot;;[.C27:.U27];&quot;&gt;2&quot;)/COUNTIF([.C3:.U3];&quot;=m&quot;)" office:value-type="percentage" office:value="1" calcext:value-type="percentage">
            <text:p>100,00%</text:p>
          </table:table-cell>
          <table:table-cell table:style-name="ce3" table:formula="of:=COUNTIFS([.C3:.U3];&quot;=f&quot;;[.C27:.U27];&quot;&gt;2&quot;)/COUNTIF([.C3:.U3];&quot;=f&quot;)" office:value-type="percentage" office:value="1" calcext:value-type="percentage">
            <text:p>100,00%</text:p>
          </table:table-cell>
          <table:table-cell table:style-name="ce3" table:formula="of:=COUNTIFS([.C4:.U4];&quot;=a lot&quot;;[.C27:.U27];&quot;&gt;2&quot;)/COUNTIF([.C4:.U4];&quot;=a lot&quot;)" office:value-type="percentage" office:value="1" calcext:value-type="percentage">
            <text:p>100,00%</text:p>
          </table:table-cell>
          <table:table-cell table:style-name="ce3" table:formula="of:=COUNTIFS([.C4:.U4];&quot;=some&quot;;[.C27:.U27];&quot;&gt;2&quot;)/COUNTIF([.C4:.U4];&quot;=some&quot;)" office:value-type="percentage" office:value="1" calcext:value-type="percentage">
            <text:p>100,00%</text:p>
          </table:table-cell>
          <table:table-cell table:style-name="ce3" table:formula="of:=COUNTIFS([.C4:.U4];&quot;=never&quot;;[.C27:.U27];&quot;&gt;2&quot;)/COUNTIF([.C4:.U4];&quot;=never&quot;)" office:value-type="percentage" office:value="1" calcext:value-type="percentage">
            <text:p>100,00%</text:p>
          </table:table-cell>
          <table:table-cell table:style-name="ce3" table:formula="of:=COUNTIFS([.C5:.U5];&quot;=hand&quot;;[.C27:.U27];&quot;&gt;2&quot;)/COUNTIF([.C5:.U5];&quot;=hand&quot;)" office:value-type="percentage" office:value="1" calcext:value-type="percentage">
            <text:p>100,00%</text:p>
          </table:table-cell>
          <table:table-cell table:style-name="ce3" table:formula="of:=COUNTIFS([.C5:.U5];&quot;=player&quot;;[.C27:.U27];&quot;&gt;2&quot;)/COUNTIF([.C5:.U5];&quot;=player&quot;)" office:value-type="percentage" office:value="1" calcext:value-type="percentage">
            <text:p>100,00%</text:p>
          </table:table-cell>
        </table:table-row>
        <table:table-row table:style-name="ro1">
          <table:table-cell/>
          <table:table-cell office:value-type="string" calcext:value-type="string">
            <text:p>Q22</text:p>
          </table:table-cell>
          <table:table-cell table:number-columns-repeated="19" office:value-type="float" office:value="4" calcext:value-type="float">
            <text:p>4</text:p>
          </table:table-cell>
          <table:table-cell table:formula="of:=AVERAGE([.C28:.U28])" office:value-type="float" office:value="4" calcext:value-type="float">
            <text:p>4</text:p>
          </table:table-cell>
          <table:table-cell table:formula="of:=MEDIAN([.C28:.U28])" office:value-type="float" office:value="4" calcext:value-type="float">
            <text:p>4</text:p>
          </table:table-cell>
          <table:table-cell table:formula="of:=VAR([.C28:.U28])" office:value-type="float" office:value="0" calcext:value-type="float">
            <text:p>0</text:p>
          </table:table-cell>
          <table:table-cell table:formula="of:=STDEV([.C28:.U28])" office:value-type="float" office:value="0" calcext:value-type="float">
            <text:p>0</text:p>
          </table:table-cell>
          <table:table-cell table:style-name="ce3" table:formula="of:=COUNTIF([.C28:.U28];&quot;&gt;2&quot;)/19" office:value-type="percentage" office:value="1" calcext:value-type="percentage">
            <text:p>100,00%</text:p>
          </table:table-cell>
          <table:table-cell table:style-name="ce3" table:formula="of:=COUNTIF([.C28:.U28];&quot;&lt;=2&quot;)/19" office:value-type="percentage" office:value="0" calcext:value-type="percentage">
            <text:p>0,00%</text:p>
          </table:table-cell>
          <table:table-cell table:style-name="ce3" table:formula="of:=COUNTIFS([.C3:.U3];&quot;=m&quot;;[.C28:.U28];&quot;&gt;2&quot;)/COUNTIF([.C3:.U3];&quot;=m&quot;)" office:value-type="percentage" office:value="1" calcext:value-type="percentage">
            <text:p>100,00%</text:p>
          </table:table-cell>
          <table:table-cell table:style-name="ce3" table:formula="of:=COUNTIFS([.C3:.U3];&quot;=f&quot;;[.C28:.U28];&quot;&gt;2&quot;)/COUNTIF([.C3:.U3];&quot;=f&quot;)" office:value-type="percentage" office:value="1" calcext:value-type="percentage">
            <text:p>100,00%</text:p>
          </table:table-cell>
          <table:table-cell table:style-name="ce3" table:formula="of:=COUNTIFS([.C4:.U4];&quot;=a lot&quot;;[.C28:.U28];&quot;&gt;2&quot;)/COUNTIF([.C4:.U4];&quot;=a lot&quot;)" office:value-type="percentage" office:value="1" calcext:value-type="percentage">
            <text:p>100,00%</text:p>
          </table:table-cell>
          <table:table-cell table:style-name="ce3" table:formula="of:=COUNTIFS([.C4:.U4];&quot;=some&quot;;[.C28:.U28];&quot;&gt;2&quot;)/COUNTIF([.C4:.U4];&quot;=some&quot;)" office:value-type="percentage" office:value="1" calcext:value-type="percentage">
            <text:p>100,00%</text:p>
          </table:table-cell>
          <table:table-cell table:style-name="ce3" table:formula="of:=COUNTIFS([.C4:.U4];&quot;=never&quot;;[.C28:.U28];&quot;&gt;2&quot;)/COUNTIF([.C4:.U4];&quot;=never&quot;)" office:value-type="percentage" office:value="1" calcext:value-type="percentage">
            <text:p>100,00%</text:p>
          </table:table-cell>
          <table:table-cell table:style-name="ce3" table:formula="of:=COUNTIFS([.C5:.U5];&quot;=hand&quot;;[.C28:.U28];&quot;&gt;2&quot;)/COUNTIF([.C5:.U5];&quot;=hand&quot;)" office:value-type="percentage" office:value="1" calcext:value-type="percentage">
            <text:p>100,00%</text:p>
          </table:table-cell>
          <table:table-cell table:style-name="ce3" table:formula="of:=COUNTIFS([.C5:.U5];&quot;=player&quot;;[.C28:.U28];&quot;&gt;2&quot;)/COUNTIF([.C5:.U5];&quot;=player&quot;)" office:value-type="percentage" office:value="1" calcext:value-type="percentage">
            <text:p>100,00%</text:p>
          </table:table-cell>
        </table:table-row>
        <table:table-row table:style-name="ro1">
          <table:table-cell/>
          <table:table-cell office:value-type="string" calcext:value-type="string">
            <text:p>Notes:</text:p>
          </table:table-cell>
          <table:table-cell table:number-columns-repeated="2"/>
          <table:table-cell table:number-columns-repeated="2" office:value-type="string" calcext:value-type="string">
            <text:p>No sound</text:p>
          </table:table-cell>
          <table:table-cell table:number-columns-repeated="2"/>
          <table:table-cell table:number-columns-repeated="4" office:value-type="string" calcext:value-type="string">
            <text:p>lag</text:p>
          </table:table-cell>
          <table:table-cell table:number-columns-repeated="2"/>
          <table:table-cell table:number-columns-repeated="2" office:value-type="string" calcext:value-type="string">
            <text:p>lag</text:p>
          </table:table-cell>
          <table:table-cell table:number-columns-repeated="18"/>
        </table:table-row>
        <table:table-row table:style-name="ro1" table:number-rows-repeated="2">
          <table:table-cell table:number-columns-repeated="34"/>
        </table:table-row>
        <table:table-row table:style-name="ro1">
          <table:table-cell office:value-type="string" calcext:value-type="string">
            <text:p>General notes:</text:p>
          </table:table-cell>
          <table:table-cell office:value-type="string" calcext:value-type="string">
            <text:p>cool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xbox and phone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lag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No sound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scary spider 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copmeted with spider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good music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hard to cooperate with lag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want to become better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some asked for the name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some asked where to buy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pointing to the screen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hand got stuck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some stayed to watch others play</text:p>
          </table:table-cell>
          <table:table-cell table:number-columns-repeated="32"/>
        </table:table-row>
      </table:table>
      <table:table table:name="stat_results" table:style-name="ta1">
        <table:table-column table:style-name="co4" table:number-columns-repeated="5" table:default-cell-style-name="Default"/>
        <table:table-row table:style-name="ro1">
          <table:table-cell table:formula="of:=[$all_results.$B$6]" office:value-type="string" office:string-value="Question" calcext:value-type="string">
            <text:p>Question</text:p>
          </table:table-cell>
          <table:table-cell table:formula="of:=[$all_results.$V$6]" office:value-type="string" office:string-value="Mean" calcext:value-type="string">
            <text:p>Mean</text:p>
          </table:table-cell>
          <table:table-cell table:formula="of:=[$all_results.$W$6]" office:value-type="string" office:string-value="Median" calcext:value-type="string">
            <text:p>Median</text:p>
          </table:table-cell>
          <table:table-cell table:formula="of:=[$all_results.$X$6]" office:value-type="string" office:string-value="Variance" calcext:value-type="string">
            <text:p>Variance</text:p>
          </table:table-cell>
          <table:table-cell table:formula="of:=[$all_results.$Y$6]" office:value-type="string" office:string-value="ST.Dev" calcext:value-type="string">
            <text:p>ST.Dev</text:p>
          </table:table-cell>
        </table:table-row>
        <table:table-row table:style-name="ro1">
          <table:table-cell table:formula="of:=[$all_results.$B$7]" office:value-type="string" office:string-value="Q1" calcext:value-type="string">
            <text:p>Q1</text:p>
          </table:table-cell>
          <table:table-cell table:formula="of:=[$all_results.$V$7]" office:value-type="float" office:value="3.68421052631579" calcext:value-type="float">
            <text:p>3,6842105263</text:p>
          </table:table-cell>
          <table:table-cell table:formula="of:=[$all_results.$W$7]" office:value-type="float" office:value="4" calcext:value-type="float">
            <text:p>4</text:p>
          </table:table-cell>
          <table:table-cell table:formula="of:=[$all_results.$X$7]" office:value-type="float" office:value="0.228070175438596" calcext:value-type="float">
            <text:p>0,2280701754</text:p>
          </table:table-cell>
          <table:table-cell table:formula="of:=[$all_results.$Y$7]" office:value-type="float" office:value="0.477566932940919" calcext:value-type="float">
            <text:p>0,4775669329</text:p>
          </table:table-cell>
        </table:table-row>
        <table:table-row table:style-name="ro1">
          <table:table-cell table:formula="of:=[$all_results.$B$8]" office:value-type="string" office:string-value="Q2" calcext:value-type="string">
            <text:p>Q2</text:p>
          </table:table-cell>
          <table:table-cell table:formula="of:=[$all_results.$V$8]" office:value-type="float" office:value="2.57894736842105" calcext:value-type="float">
            <text:p>2,5789473684</text:p>
          </table:table-cell>
          <table:table-cell table:formula="of:=[$all_results.$W$8]" office:value-type="float" office:value="3" calcext:value-type="float">
            <text:p>3</text:p>
          </table:table-cell>
          <table:table-cell table:formula="of:=[$all_results.$X$8]" office:value-type="float" office:value="1.70175438596491" calcext:value-type="float">
            <text:p>1,701754386</text:p>
          </table:table-cell>
          <table:table-cell table:formula="of:=[$all_results.$Y$8]" office:value-type="float" office:value="1.30451308386114" calcext:value-type="float">
            <text:p>1,3045130839</text:p>
          </table:table-cell>
        </table:table-row>
        <table:table-row table:style-name="ro1">
          <table:table-cell table:formula="of:=[$all_results.$B$9]" office:value-type="string" office:string-value="Q3" calcext:value-type="string">
            <text:p>Q3</text:p>
          </table:table-cell>
          <table:table-cell table:formula="of:=[$all_results.$V$9]" office:value-type="float" office:value="3.15789473684211" calcext:value-type="float">
            <text:p>3,1578947368</text:p>
          </table:table-cell>
          <table:table-cell table:formula="of:=[$all_results.$W$9]" office:value-type="float" office:value="3" calcext:value-type="float">
            <text:p>3</text:p>
          </table:table-cell>
          <table:table-cell table:formula="of:=[$all_results.$X$9]" office:value-type="float" office:value="1.02923976608187" calcext:value-type="float">
            <text:p>1,0292397661</text:p>
          </table:table-cell>
          <table:table-cell table:formula="of:=[$all_results.$Y$9]" office:value-type="float" office:value="1.01451454700358" calcext:value-type="float">
            <text:p>1,014514547</text:p>
          </table:table-cell>
        </table:table-row>
        <table:table-row table:style-name="ro1">
          <table:table-cell table:formula="of:=[$all_results.$B$10]" office:value-type="string" office:string-value="Q4" calcext:value-type="string">
            <text:p>Q4</text:p>
          </table:table-cell>
          <table:table-cell table:formula="of:=[$all_results.$V$10]" office:value-type="float" office:value="3.42105263157895" calcext:value-type="float">
            <text:p>3,4210526316</text:p>
          </table:table-cell>
          <table:table-cell table:formula="of:=[$all_results.$W$10]" office:value-type="float" office:value="4" calcext:value-type="float">
            <text:p>4</text:p>
          </table:table-cell>
          <table:table-cell table:formula="of:=[$all_results.$X$10]" office:value-type="float" office:value="0.701754385964912" calcext:value-type="float">
            <text:p>0,701754386</text:p>
          </table:table-cell>
          <table:table-cell table:formula="of:=[$all_results.$Y$10]" office:value-type="float" office:value="0.837707816583391" calcext:value-type="float">
            <text:p>0,8377078166</text:p>
          </table:table-cell>
        </table:table-row>
        <table:table-row table:style-name="ro1">
          <table:table-cell table:formula="of:=[$all_results.$B$11]" office:value-type="string" office:string-value="Q5" calcext:value-type="string">
            <text:p>Q5</text:p>
          </table:table-cell>
          <table:table-cell table:formula="of:=[$all_results.$V$11]" office:value-type="float" office:value="3.94736842105263" calcext:value-type="float">
            <text:p>3,9473684211</text:p>
          </table:table-cell>
          <table:table-cell table:formula="of:=[$all_results.$W$11]" office:value-type="float" office:value="4" calcext:value-type="float">
            <text:p>4</text:p>
          </table:table-cell>
          <table:table-cell table:formula="of:=[$all_results.$X$11]" office:value-type="float" office:value="0.0526315789473684" calcext:value-type="float">
            <text:p>0,0526315789</text:p>
          </table:table-cell>
          <table:table-cell table:formula="of:=[$all_results.$Y$11]" office:value-type="float" office:value="0.229415733870562" calcext:value-type="float">
            <text:p>0,2294157339</text:p>
          </table:table-cell>
        </table:table-row>
        <table:table-row table:style-name="ro1">
          <table:table-cell table:formula="of:=[$all_results.$B$12]" office:value-type="string" office:string-value="Q6" calcext:value-type="string">
            <text:p>Q6</text:p>
          </table:table-cell>
          <table:table-cell table:formula="of:=[$all_results.$V$12]" office:value-type="float" office:value="3.26315789473684" calcext:value-type="float">
            <text:p>3,2631578947</text:p>
          </table:table-cell>
          <table:table-cell table:formula="of:=[$all_results.$W$12]" office:value-type="float" office:value="4" calcext:value-type="float">
            <text:p>4</text:p>
          </table:table-cell>
          <table:table-cell table:formula="of:=[$all_results.$X$12]" office:value-type="float" office:value="1.09356725146199" calcext:value-type="float">
            <text:p>1,0935672515</text:p>
          </table:table-cell>
          <table:table-cell table:formula="of:=[$all_results.$Y$12]" office:value-type="float" office:value="1.04573765900535" calcext:value-type="float">
            <text:p>1,045737659</text:p>
          </table:table-cell>
        </table:table-row>
        <table:table-row table:style-name="ro1">
          <table:table-cell table:formula="of:=[$all_results.$B$13]" office:value-type="string" office:string-value="Q7" calcext:value-type="string">
            <text:p>Q7</text:p>
          </table:table-cell>
          <table:table-cell table:formula="of:=[$all_results.$V$13]" office:value-type="float" office:value="1.36842105263158" calcext:value-type="float">
            <text:p>1,3684210526</text:p>
          </table:table-cell>
          <table:table-cell table:formula="of:=[$all_results.$W$13]" office:value-type="float" office:value="1" calcext:value-type="float">
            <text:p>1</text:p>
          </table:table-cell>
          <table:table-cell table:formula="of:=[$all_results.$X$13]" office:value-type="float" office:value="0.912280701754386" calcext:value-type="float">
            <text:p>0,9122807018</text:p>
          </table:table-cell>
          <table:table-cell table:formula="of:=[$all_results.$Y$13]" office:value-type="float" office:value="0.955133865881838" calcext:value-type="float">
            <text:p>0,9551338659</text:p>
          </table:table-cell>
        </table:table-row>
        <table:table-row table:style-name="ro1">
          <table:table-cell table:formula="of:=[$all_results.$B$14]" office:value-type="string" office:string-value="Q8" calcext:value-type="string">
            <text:p>Q8</text:p>
          </table:table-cell>
          <table:table-cell table:formula="of:=[$all_results.$V$14]" office:value-type="float" office:value="1.47368421052632" calcext:value-type="float">
            <text:p>1,4736842105</text:p>
          </table:table-cell>
          <table:table-cell table:formula="of:=[$all_results.$W$14]" office:value-type="float" office:value="1" calcext:value-type="float">
            <text:p>1</text:p>
          </table:table-cell>
          <table:table-cell table:formula="of:=[$all_results.$X$14]" office:value-type="float" office:value="1.04093567251462" calcext:value-type="float">
            <text:p>1,0409356725</text:p>
          </table:table-cell>
          <table:table-cell table:formula="of:=[$all_results.$Y$14]" office:value-type="float" office:value="1.02026255077535" calcext:value-type="float">
            <text:p>1,0202625508</text:p>
          </table:table-cell>
        </table:table-row>
        <table:table-row table:style-name="ro1">
          <table:table-cell table:formula="of:=[$all_results.$B$15]" office:value-type="string" office:string-value="Q9" calcext:value-type="string">
            <text:p>Q9</text:p>
          </table:table-cell>
          <table:table-cell table:formula="of:=[$all_results.$V$15]" office:value-type="float" office:value="2.57894736842105" calcext:value-type="float">
            <text:p>2,5789473684</text:p>
          </table:table-cell>
          <table:table-cell table:formula="of:=[$all_results.$W$15]" office:value-type="float" office:value="3" calcext:value-type="float">
            <text:p>3</text:p>
          </table:table-cell>
          <table:table-cell table:formula="of:=[$all_results.$X$15]" office:value-type="float" office:value="1.5906432748538" calcext:value-type="float">
            <text:p>1,5906432749</text:p>
          </table:table-cell>
          <table:table-cell table:formula="of:=[$all_results.$Y$15]" office:value-type="float" office:value="1.26120707056922" calcext:value-type="float">
            <text:p>1,2612070706</text:p>
          </table:table-cell>
        </table:table-row>
        <table:table-row table:style-name="ro1">
          <table:table-cell table:formula="of:=[$all_results.$B$16]" office:value-type="string" office:string-value="Q10" calcext:value-type="string">
            <text:p>Q10</text:p>
          </table:table-cell>
          <table:table-cell table:formula="of:=[$all_results.$V$16]" office:value-type="float" office:value="2.10526315789474" calcext:value-type="float">
            <text:p>2,1052631579</text:p>
          </table:table-cell>
          <table:table-cell table:formula="of:=[$all_results.$W$16]" office:value-type="float" office:value="2" calcext:value-type="float">
            <text:p>2</text:p>
          </table:table-cell>
          <table:table-cell table:formula="of:=[$all_results.$X$16]" office:value-type="float" office:value="1.54385964912281" calcext:value-type="float">
            <text:p>1,5438596491</text:p>
          </table:table-cell>
          <table:table-cell table:formula="of:=[$all_results.$Y$16]" office:value-type="float" office:value="1.24252148839479" calcext:value-type="float">
            <text:p>1,2425214884</text:p>
          </table:table-cell>
        </table:table-row>
        <table:table-row table:style-name="ro1">
          <table:table-cell table:formula="of:=[$all_results.$B$17]" office:value-type="string" office:string-value="Q11" calcext:value-type="string">
            <text:p>Q11</text:p>
          </table:table-cell>
          <table:table-cell table:formula="of:=[$all_results.$V$17]" office:value-type="float" office:value="3.52631578947368" calcext:value-type="float">
            <text:p>3,5263157895</text:p>
          </table:table-cell>
          <table:table-cell table:formula="of:=[$all_results.$W$17]" office:value-type="float" office:value="4" calcext:value-type="float">
            <text:p>4</text:p>
          </table:table-cell>
          <table:table-cell table:formula="of:=[$all_results.$X$17]" office:value-type="float" office:value="0.929824561403509" calcext:value-type="float">
            <text:p>0,9298245614</text:p>
          </table:table-cell>
          <table:table-cell table:formula="of:=[$all_results.$Y$17]" office:value-type="float" office:value="0.964274111134126" calcext:value-type="float">
            <text:p>0,9642741111</text:p>
          </table:table-cell>
        </table:table-row>
        <table:table-row table:style-name="ro1">
          <table:table-cell table:formula="of:=[$all_results.$B$18]" office:value-type="string" office:string-value="Q12" calcext:value-type="string">
            <text:p>Q12</text:p>
          </table:table-cell>
          <table:table-cell table:formula="of:=[$all_results.$V$18]" office:value-type="float" office:value="3.05263157894737" calcext:value-type="float">
            <text:p>3,0526315789</text:p>
          </table:table-cell>
          <table:table-cell table:formula="of:=[$all_results.$W$18]" office:value-type="float" office:value="4" calcext:value-type="float">
            <text:p>4</text:p>
          </table:table-cell>
          <table:table-cell table:formula="of:=[$all_results.$X$18]" office:value-type="float" office:value="1.3859649122807" calcext:value-type="float">
            <text:p>1,3859649123</text:p>
          </table:table-cell>
          <table:table-cell table:formula="of:=[$all_results.$Y$18]" office:value-type="float" office:value="1.17727011016194" calcext:value-type="float">
            <text:p>1,1772701102</text:p>
          </table:table-cell>
        </table:table-row>
        <table:table-row table:style-name="ro1">
          <table:table-cell table:formula="of:=[$all_results.$B$19]" office:value-type="string" office:string-value="Q13" calcext:value-type="string">
            <text:p>Q13</text:p>
          </table:table-cell>
          <table:table-cell table:formula="of:=[$all_results.$V$19]" office:value-type="float" office:value="2.84210526315789" calcext:value-type="float">
            <text:p>2,8421052632</text:p>
          </table:table-cell>
          <table:table-cell table:formula="of:=[$all_results.$W$19]" office:value-type="float" office:value="3" calcext:value-type="float">
            <text:p>3</text:p>
          </table:table-cell>
          <table:table-cell table:formula="of:=[$all_results.$X$19]" office:value-type="float" office:value="1.58479532163743" calcext:value-type="float">
            <text:p>1,5847953216</text:p>
          </table:table-cell>
          <table:table-cell table:formula="of:=[$all_results.$Y$19]" office:value-type="float" office:value="1.25888654041475" calcext:value-type="float">
            <text:p>1,2588865404</text:p>
          </table:table-cell>
        </table:table-row>
        <table:table-row table:style-name="ro1">
          <table:table-cell table:formula="of:=[$all_results.$B$20]" office:value-type="string" office:string-value="Q14" calcext:value-type="string">
            <text:p>Q14</text:p>
          </table:table-cell>
          <table:table-cell table:formula="of:=[$all_results.$V$20]" office:value-type="float" office:value="3.26315789473684" calcext:value-type="float">
            <text:p>3,2631578947</text:p>
          </table:table-cell>
          <table:table-cell table:formula="of:=[$all_results.$W$20]" office:value-type="float" office:value="4" calcext:value-type="float">
            <text:p>4</text:p>
          </table:table-cell>
          <table:table-cell table:formula="of:=[$all_results.$X$20]" office:value-type="float" office:value="1.2046783625731" calcext:value-type="float">
            <text:p>1,2046783626</text:p>
          </table:table-cell>
          <table:table-cell table:formula="of:=[$all_results.$Y$20]" office:value-type="float" office:value="1.09757840839418" calcext:value-type="float">
            <text:p>1,0975784084</text:p>
          </table:table-cell>
        </table:table-row>
        <table:table-row table:style-name="ro1">
          <table:table-cell table:formula="of:=[$all_results.$B$21]" office:value-type="string" office:string-value="Q15" calcext:value-type="string">
            <text:p>Q15</text:p>
          </table:table-cell>
          <table:table-cell table:formula="of:=[$all_results.$V$21]" office:value-type="float" office:value="3.68421052631579" calcext:value-type="float">
            <text:p>3,6842105263</text:p>
          </table:table-cell>
          <table:table-cell table:formula="of:=[$all_results.$W$21]" office:value-type="float" office:value="4" calcext:value-type="float">
            <text:p>4</text:p>
          </table:table-cell>
          <table:table-cell table:formula="of:=[$all_results.$X$21]" office:value-type="float" office:value="0.672514619883041" calcext:value-type="float">
            <text:p>0,6725146199</text:p>
          </table:table-cell>
          <table:table-cell table:formula="of:=[$all_results.$Y$21]" office:value-type="float" office:value="0.820069887194403" calcext:value-type="float">
            <text:p>0,8200698872</text:p>
          </table:table-cell>
        </table:table-row>
        <table:table-row table:style-name="ro1">
          <table:table-cell table:formula="of:=[$all_results.$B$22]" office:value-type="string" office:string-value="Q16" calcext:value-type="string">
            <text:p>Q16</text:p>
          </table:table-cell>
          <table:table-cell table:formula="of:=[$all_results.$V$22]" office:value-type="float" office:value="1.78947368421053" calcext:value-type="float">
            <text:p>1,7894736842</text:p>
          </table:table-cell>
          <table:table-cell table:formula="of:=[$all_results.$W$22]" office:value-type="float" office:value="1" calcext:value-type="float">
            <text:p>1</text:p>
          </table:table-cell>
          <table:table-cell table:formula="of:=[$all_results.$X$22]" office:value-type="float" office:value="1.28654970760234" calcext:value-type="float">
            <text:p>1,2865497076</text:p>
          </table:table-cell>
          <table:table-cell table:formula="of:=[$all_results.$Y$22]" office:value-type="float" office:value="1.1342617456312" calcext:value-type="float">
            <text:p>1,1342617456</text:p>
          </table:table-cell>
        </table:table-row>
        <table:table-row table:style-name="ro1">
          <table:table-cell table:formula="of:=[$all_results.$B$23]" office:value-type="string" office:string-value="Q17" calcext:value-type="string">
            <text:p>Q17</text:p>
          </table:table-cell>
          <table:table-cell table:formula="of:=[$all_results.$V$23]" office:value-type="float" office:value="3.89473684210526" calcext:value-type="float">
            <text:p>3,8947368421</text:p>
          </table:table-cell>
          <table:table-cell table:formula="of:=[$all_results.$W$23]" office:value-type="float" office:value="4" calcext:value-type="float">
            <text:p>4</text:p>
          </table:table-cell>
          <table:table-cell table:formula="of:=[$all_results.$X$23]" office:value-type="float" office:value="0.0994152046783626" calcext:value-type="float">
            <text:p>0,0994152047</text:p>
          </table:table-cell>
          <table:table-cell table:formula="of:=[$all_results.$Y$23]" office:value-type="float" office:value="0.315301767642306" calcext:value-type="float">
            <text:p>0,3153017676</text:p>
          </table:table-cell>
        </table:table-row>
        <table:table-row table:style-name="ro1">
          <table:table-cell table:formula="of:=[$all_results.$B$24]" office:value-type="string" office:string-value="Q18" calcext:value-type="string">
            <text:p>Q18</text:p>
          </table:table-cell>
          <table:table-cell table:formula="of:=[$all_results.$V$24]" office:value-type="float" office:value="3.94736842105263" calcext:value-type="float">
            <text:p>3,9473684211</text:p>
          </table:table-cell>
          <table:table-cell table:formula="of:=[$all_results.$W$24]" office:value-type="float" office:value="4" calcext:value-type="float">
            <text:p>4</text:p>
          </table:table-cell>
          <table:table-cell table:formula="of:=[$all_results.$X$24]" office:value-type="float" office:value="0.0526315789473684" calcext:value-type="float">
            <text:p>0,0526315789</text:p>
          </table:table-cell>
          <table:table-cell table:formula="of:=[$all_results.$Y$24]" office:value-type="float" office:value="0.229415733870562" calcext:value-type="float">
            <text:p>0,2294157339</text:p>
          </table:table-cell>
        </table:table-row>
        <table:table-row table:style-name="ro1">
          <table:table-cell table:formula="of:=[$all_results.$B$25]" office:value-type="string" office:string-value="Q19" calcext:value-type="string">
            <text:p>Q19</text:p>
          </table:table-cell>
          <table:table-cell table:formula="of:=[$all_results.$V$25]" office:value-type="float" office:value="3.68421052631579" calcext:value-type="float">
            <text:p>3,6842105263</text:p>
          </table:table-cell>
          <table:table-cell table:formula="of:=[$all_results.$W$25]" office:value-type="float" office:value="4" calcext:value-type="float">
            <text:p>4</text:p>
          </table:table-cell>
          <table:table-cell table:formula="of:=[$all_results.$X$25]" office:value-type="float" office:value="0.450292397660819" calcext:value-type="float">
            <text:p>0,4502923977</text:p>
          </table:table-cell>
          <table:table-cell table:formula="of:=[$all_results.$Y$25]" office:value-type="float" office:value="0.671038298207203" calcext:value-type="float">
            <text:p>0,6710382982</text:p>
          </table:table-cell>
        </table:table-row>
        <table:table-row table:style-name="ro1">
          <table:table-cell table:formula="of:=[$all_results.$B$26]" office:value-type="string" office:string-value="Q20" calcext:value-type="string">
            <text:p>Q20</text:p>
          </table:table-cell>
          <table:table-cell table:formula="of:=[$all_results.$V$26]" office:value-type="float" office:value="3.78947368421053" calcext:value-type="float">
            <text:p>3,7894736842</text:p>
          </table:table-cell>
          <table:table-cell table:formula="of:=[$all_results.$W$26]" office:value-type="float" office:value="4" calcext:value-type="float">
            <text:p>4</text:p>
          </table:table-cell>
          <table:table-cell table:formula="of:=[$all_results.$X$26]" office:value-type="float" office:value="0.39766081871345" calcext:value-type="float">
            <text:p>0,3976608187</text:p>
          </table:table-cell>
          <table:table-cell table:formula="of:=[$all_results.$Y$26]" office:value-type="float" office:value="0.630603535284612" calcext:value-type="float">
            <text:p>0,6306035353</text:p>
          </table:table-cell>
        </table:table-row>
        <table:table-row table:style-name="ro1">
          <table:table-cell table:formula="of:=[$all_results.$B$27]" office:value-type="string" office:string-value="Q21" calcext:value-type="string">
            <text:p>Q21</text:p>
          </table:table-cell>
          <table:table-cell table:formula="of:=[$all_results.$V$27]" office:value-type="float" office:value="4" calcext:value-type="float">
            <text:p>4</text:p>
          </table:table-cell>
          <table:table-cell table:formula="of:=[$all_results.$W$27]" office:value-type="float" office:value="4" calcext:value-type="float">
            <text:p>4</text:p>
          </table:table-cell>
          <table:table-cell table:formula="of:=[$all_results.$X$27]" office:value-type="float" office:value="0" calcext:value-type="float">
            <text:p>0</text:p>
          </table:table-cell>
          <table:table-cell table:formula="of:=[$all_results.$Y$27]" office:value-type="float" office:value="0" calcext:value-type="float">
            <text:p>0</text:p>
          </table:table-cell>
        </table:table-row>
        <table:table-row table:style-name="ro1">
          <table:table-cell table:formula="of:=[$all_results.$B$28]" office:value-type="string" office:string-value="Q22" calcext:value-type="string">
            <text:p>Q22</text:p>
          </table:table-cell>
          <table:table-cell table:formula="of:=[$all_results.$V$28]" office:value-type="float" office:value="4" calcext:value-type="float">
            <text:p>4</text:p>
          </table:table-cell>
          <table:table-cell table:formula="of:=[$all_results.$W$28]" office:value-type="float" office:value="4" calcext:value-type="float">
            <text:p>4</text:p>
          </table:table-cell>
          <table:table-cell table:formula="of:=[$all_results.$X$28]" office:value-type="float" office:value="0" calcext:value-type="float">
            <text:p>0</text:p>
          </table:table-cell>
          <table:table-cell table:formula="of:=[$all_results.$Y$28]" office:value-type="float" office:value="0" calcext:value-type="float">
            <text:p>0</text:p>
          </table:table-cell>
        </table:table-row>
      </table:table>
      <table:table table:name="english_questions" table:style-name="ta1">
        <table:table-column table:style-name="co4" table:default-cell-style-name="Default"/>
        <table:table-column table:style-name="co5" table:default-cell-style-name="Default"/>
        <table:table-column table:style-name="co4" table:number-columns-repeated="3" table:default-cell-style-name="ce3"/>
        <table:table-row table:style-name="ro1"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Question</text:p>
          </table:table-cell>
          <table:table-cell table:style-name="ce4" table:formula="of:=[$all_results.$Z$6]" office:value-type="string" office:string-value="Agree" calcext:value-type="string">
            <text:p>Agree</text:p>
          </table:table-cell>
          <table:table-cell table:style-name="ce4" table:formula="of:=[$all_results.$AA$6]" office:value-type="string" office:string-value="Disagree" calcext:value-type="string">
            <text:p>Disagree</text:p>
          </table:table-cell>
          <table:table-cell table:style-name="Default"/>
        </table:table-row>
        <table:table-row table:style-name="ro1">
          <table:table-cell/>
          <table:table-cell table:style-name="ce4" office:value-type="string" calcext:value-type="string">
            <text:p>Concentration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I am concentrated when playing the game</text:p>
          </table:table-cell>
          <table:table-cell table:formula="of:=[$all_results.$Z$7]" office:value-type="percentage" office:value="1" calcext:value-type="percentage">
            <text:p>100,00%</text:p>
          </table:table-cell>
          <table:table-cell table:formula="of:=[$all_results.$AA$7]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Goal Clarity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It was easy to understand the goal of the game</text:p>
          </table:table-cell>
          <table:table-cell table:formula="of:=[$all_results.$Z$8]" office:value-type="percentage" office:value="0.526315789473684" calcext:value-type="percentage">
            <text:p>52,63%</text:p>
          </table:table-cell>
          <table:table-cell table:formula="of:=[$all_results.$AA$8]" office:value-type="percentage" office:value="0.473684210526316" calcext:value-type="percentage">
            <text:p>47,37%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Feedback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It is easy to understand when I do something wrong in the game</text:p>
          </table:table-cell>
          <table:table-cell table:formula="of:=[$all_results.$Z$9]" office:value-type="percentage" office:value="0.789473684210526" calcext:value-type="percentage">
            <text:p>78,95%</text:p>
          </table:table-cell>
          <table:table-cell table:formula="of:=[$all_results.$AA$9]" office:value-type="percentage" office:value="0.210526315789474" calcext:value-type="percentage">
            <text:p>21,05%</text:p>
          </table:table-cell>
          <table:table-cell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It is easy to understand when I do something good in the game</text:p>
          </table:table-cell>
          <table:table-cell table:formula="of:=[$all_results.$Z$10]" office:value-type="percentage" office:value="0.894736842105263" calcext:value-type="percentage">
            <text:p>89,47%</text:p>
          </table:table-cell>
          <table:table-cell table:formula="of:=[$all_results.$AA$10]" office:value-type="percentage" office:value="0.105263157894737" calcext:value-type="percentage">
            <text:p>10,53%</text:p>
          </table:table-cell>
          <table:table-cell/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I liked the graphics of the game</text:p>
          </table:table-cell>
          <table:table-cell table:formula="of:=[$all_results.$Z$11]" office:value-type="percentage" office:value="1" calcext:value-type="percentage">
            <text:p>100,00%</text:p>
          </table:table-cell>
          <table:table-cell table:formula="of:=[$all_results.$AA$11]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I liked the sounds of the game</text:p>
          </table:table-cell>
          <table:table-cell table:formula="of:=[$all_results.$Z$12]" office:value-type="percentage" office:value="0.789473684210526" calcext:value-type="percentage">
            <text:p>78,95%</text:p>
          </table:table-cell>
          <table:table-cell table:formula="of:=[$all_results.$AA$12]" office:value-type="percentage" office:value="0.210526315789474" calcext:value-type="percentage">
            <text:p>21,05%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Challenge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Q7</text:p>
          </table:table-cell>
          <table:table-cell office:value-type="string" calcext:value-type="string">
            <text:p>I get bored when playing the game</text:p>
          </table:table-cell>
          <table:table-cell table:formula="of:=[$all_results.$Z$13]" office:value-type="percentage" office:value="0.105263157894737" calcext:value-type="percentage">
            <text:p>10,53%</text:p>
          </table:table-cell>
          <table:table-cell table:formula="of:=[$all_results.$AA$13]" office:value-type="percentage" office:value="0.894736842105263" calcext:value-type="percentage">
            <text:p>89,47%</text:p>
          </table:table-cell>
          <table:table-cell/>
        </table:table-row>
        <table:table-row table:style-name="ro1">
          <table:table-cell office:value-type="string" calcext:value-type="string">
            <text:p>Q8</text:p>
          </table:table-cell>
          <table:table-cell office:value-type="string" calcext:value-type="string">
            <text:p>The game was too easy</text:p>
          </table:table-cell>
          <table:table-cell table:formula="of:=[$all_results.$Z$14]" office:value-type="percentage" office:value="0.157894736842105" calcext:value-type="percentage">
            <text:p>15,79%</text:p>
          </table:table-cell>
          <table:table-cell table:formula="of:=[$all_results.$AA$14]" office:value-type="percentage" office:value="0.842105263157895" calcext:value-type="percentage">
            <text:p>84,21%</text:p>
          </table:table-cell>
          <table:table-cell/>
        </table:table-row>
        <table:table-row table:style-name="ro1">
          <table:table-cell office:value-type="string" calcext:value-type="string">
            <text:p>Q9</text:p>
          </table:table-cell>
          <table:table-cell office:value-type="string" calcext:value-type="string">
            <text:p>The game was adequately difficult</text:p>
          </table:table-cell>
          <table:table-cell table:formula="of:=[$all_results.$Z$15]" office:value-type="percentage" office:value="0.578947368421053" calcext:value-type="percentage">
            <text:p>57,89%</text:p>
          </table:table-cell>
          <table:table-cell table:formula="of:=[$all_results.$AA$15]" office:value-type="percentage" office:value="0.421052631578947" calcext:value-type="percentage">
            <text:p>42,11%</text:p>
          </table:table-cell>
          <table:table-cell/>
        </table:table-row>
        <table:table-row table:style-name="ro1">
          <table:table-cell office:value-type="string" calcext:value-type="string">
            <text:p>Q10</text:p>
          </table:table-cell>
          <table:table-cell office:value-type="string" calcext:value-type="string">
            <text:p>The game was too hard</text:p>
          </table:table-cell>
          <table:table-cell table:formula="of:=[$all_results.$Z$16]" office:value-type="percentage" office:value="0.368421052631579" calcext:value-type="percentage">
            <text:p>36,84%</text:p>
          </table:table-cell>
          <table:table-cell table:formula="of:=[$all_results.$AA$16]" office:value-type="percentage" office:value="0.631578947368421" calcext:value-type="percentage">
            <text:p>63,16%</text:p>
          </table:table-cell>
          <table:table-cell/>
        </table:table-row>
        <table:table-row table:style-name="ro1">
          <table:table-cell office:value-type="string" calcext:value-type="string">
            <text:p>Q11</text:p>
          </table:table-cell>
          <table:table-cell office:value-type="string" calcext:value-type="string">
            <text:p>My skill gradually improved when playing the game</text:p>
          </table:table-cell>
          <table:table-cell table:formula="of:=[$all_results.$Z$17]" office:value-type="percentage" office:value="0.894736842105263" calcext:value-type="percentage">
            <text:p>89,47%</text:p>
          </table:table-cell>
          <table:table-cell table:formula="of:=[$all_results.$AA$17]" office:value-type="percentage" office:value="0.105263157894737" calcext:value-type="percentage">
            <text:p>10,53%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utonomy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Q12</text:p>
          </table:table-cell>
          <table:table-cell office:value-type="string" calcext:value-type="string">
            <text:p>I felt in control of the movements of the player</text:p>
          </table:table-cell>
          <table:table-cell table:formula="of:=[$all_results.$Z$18]" office:value-type="percentage" office:value="0.68421052631579" calcext:value-type="percentage">
            <text:p>68,42%</text:p>
          </table:table-cell>
          <table:table-cell table:formula="of:=[$all_results.$AA$18]" office:value-type="percentage" office:value="0.31578947368421" calcext:value-type="percentage">
            <text:p>31,58%</text:p>
          </table:table-cell>
          <table:table-cell/>
        </table:table-row>
        <table:table-row table:style-name="ro1">
          <table:table-cell office:value-type="string" calcext:value-type="string">
            <text:p>Q13</text:p>
          </table:table-cell>
          <table:table-cell office:value-type="string" calcext:value-type="string">
            <text:p>I could recover from errors I made in the game</text:p>
          </table:table-cell>
          <table:table-cell table:formula="of:=[$all_results.$Z$19]" office:value-type="percentage" office:value="0.68421052631579" calcext:value-type="percentage">
            <text:p>68,42%</text:p>
          </table:table-cell>
          <table:table-cell table:formula="of:=[$all_results.$AA$19]" office:value-type="percentage" office:value="0.31578947368421" calcext:value-type="percentage">
            <text:p>31,58%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Immersion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Q14</text:p>
          </table:table-cell>
          <table:table-cell office:value-type="string" calcext:value-type="string">
            <text:p>Time goes by fast when plaing the game</text:p>
          </table:table-cell>
          <table:table-cell table:formula="of:=[$all_results.$Z$20]" office:value-type="percentage" office:value="0.842105263157895" calcext:value-type="percentage">
            <text:p>84,21%</text:p>
          </table:table-cell>
          <table:table-cell table:formula="of:=[$all_results.$AA$20]" office:value-type="percentage" office:value="0.157894736842105" calcext:value-type="percentage">
            <text:p>15,79%</text:p>
          </table:table-cell>
          <table:table-cell/>
        </table:table-row>
        <table:table-row table:style-name="ro1">
          <table:table-cell office:value-type="string" calcext:value-type="string">
            <text:p>Q15</text:p>
          </table:table-cell>
          <table:table-cell office:value-type="string" calcext:value-type="string">
            <text:p>I become unaware of my surroundings when playing the game</text:p>
          </table:table-cell>
          <table:table-cell table:formula="of:=[$all_results.$Z$21]" office:value-type="percentage" office:value="0.894736842105263" calcext:value-type="percentage">
            <text:p>89,47%</text:p>
          </table:table-cell>
          <table:table-cell table:formula="of:=[$all_results.$AA$21]" office:value-type="percentage" office:value="0.105263157894737" calcext:value-type="percentage">
            <text:p>10,53%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Social Interaction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Q16</text:p>
          </table:table-cell>
          <table:table-cell office:value-type="string" calcext:value-type="string">
            <text:p>I was competing with others to reach the furthest</text:p>
          </table:table-cell>
          <table:table-cell table:formula="of:=[$all_results.$Z$22]" office:value-type="percentage" office:value="0.31578947368421" calcext:value-type="percentage">
            <text:p>31,58%</text:p>
          </table:table-cell>
          <table:table-cell table:formula="of:=[$all_results.$AA$22]" office:value-type="percentage" office:value="0.68421052631579" calcext:value-type="percentage">
            <text:p>68,42%</text:p>
          </table:table-cell>
          <table:table-cell/>
        </table:table-row>
        <table:table-row table:style-name="ro1">
          <table:table-cell office:value-type="string" calcext:value-type="string">
            <text:p>Q17</text:p>
          </table:table-cell>
          <table:table-cell office:value-type="string" calcext:value-type="string">
            <text:p>It was important to communicate when playing the game</text:p>
          </table:table-cell>
          <table:table-cell table:formula="of:=[$all_results.$Z$23]" office:value-type="percentage" office:value="1" calcext:value-type="percentage">
            <text:p>100,00%</text:p>
          </table:table-cell>
          <table:table-cell table:formula="of:=[$all_results.$AA$23]" office:value-type="percentage" office:value="0" calcext:value-type="percentage">
            <text:p>0,00%</text:p>
          </table:table-cell>
          <table:table-cell table:style-name="Default"/>
        </table:table-row>
        <table:table-row table:style-name="ro1">
          <table:table-cell office:value-type="string" calcext:value-type="string">
            <text:p>Q18</text:p>
          </table:table-cell>
          <table:table-cell office:value-type="string" calcext:value-type="string">
            <text:p>It was important to cooperate when playing the game</text:p>
          </table:table-cell>
          <table:table-cell table:formula="of:=[$all_results.$Z$24]" office:value-type="percentage" office:value="1" calcext:value-type="percentage">
            <text:p>100,00%</text:p>
          </table:table-cell>
          <table:table-cell table:formula="of:=[$all_results.$AA$24]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Q19</text:p>
          </table:table-cell>
          <table:table-cell office:value-type="string" calcext:value-type="string">
            <text:p>I cooperated well with the other player</text:p>
          </table:table-cell>
          <table:table-cell table:formula="of:=[$all_results.$Z$25]" office:value-type="percentage" office:value="0.894736842105263" calcext:value-type="percentage">
            <text:p>89,47%</text:p>
          </table:table-cell>
          <table:table-cell table:formula="of:=[$all_results.$AA$25]" office:value-type="percentage" office:value="0.105263157894737" calcext:value-type="percentage">
            <text:p>10,53%</text:p>
          </table:table-cell>
          <table:table-cell/>
        </table:table-row>
        <table:table-row table:style-name="ro1">
          <table:table-cell office:value-type="string" calcext:value-type="string">
            <text:p>Q20</text:p>
          </table:table-cell>
          <table:table-cell office:value-type="string" calcext:value-type="string">
            <text:p>The other player cooperated well with me</text:p>
          </table:table-cell>
          <table:table-cell table:formula="of:=[$all_results.$Z$26]" office:value-type="percentage" office:value="0.894736842105263" calcext:value-type="percentage">
            <text:p>89,47%</text:p>
          </table:table-cell>
          <table:table-cell table:formula="of:=[$all_results.$AA$26]" office:value-type="percentage" office:value="0.105263157894737" calcext:value-type="percentage">
            <text:p>10,53%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Game Enjoyment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Q21</text:p>
          </table:table-cell>
          <table:table-cell office:value-type="string" calcext:value-type="string">
            <text:p>I enjoyed playing the game</text:p>
          </table:table-cell>
          <table:table-cell table:formula="of:=[$all_results.$Z$27]" office:value-type="percentage" office:value="1" calcext:value-type="percentage">
            <text:p>100,00%</text:p>
          </table:table-cell>
          <table:table-cell table:formula="of:=[$all_results.$AA$27]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Q22</text:p>
          </table:table-cell>
          <table:table-cell office:value-type="string" calcext:value-type="string">
            <text:p>I would like to play this game at home</text:p>
          </table:table-cell>
          <table:table-cell table:formula="of:=[$all_results.$Z$28]" office:value-type="percentage" office:value="1" calcext:value-type="percentage">
            <text:p>100,00%</text:p>
          </table:table-cell>
          <table:table-cell table:formula="of:=[$all_results.$AA$28]" office:value-type="percentage" office:value="0" calcext:value-type="percentage">
            <text:p>0,00%</text:p>
          </table:table-cell>
          <table:table-cell table:style-name="Default"/>
        </table:table-row>
      </table:table>
      <table:table table:name="Gender Differences" table:style-name="ta1">
        <table:table-column table:style-name="co6" table:default-cell-style-name="Default"/>
        <table:table-column table:style-name="co5" table:default-cell-style-name="Default"/>
        <table:table-column table:style-name="co4" table:number-columns-repeated="3" table:default-cell-style-name="ce3"/>
        <table:table-row table:style-name="ro1">
          <table:table-cell table:style-name="ce4" table:number-columns-repeated="2"/>
          <table:table-cell table:style-name="ce4" office:value-type="string" calcext:value-type="string">
            <text:p>Total</text:p>
          </table:table-cell>
          <table:table-cell table:style-name="ce4" table:formula="of:=[$all_results.$AB$5]" office:value-type="string" office:string-value="Male" calcext:value-type="string">
            <text:p>Male</text:p>
          </table:table-cell>
          <table:table-cell table:style-name="ce4" table:formula="of:=[$all_results.$AC$5]" office:value-type="string" office:string-value="Female" calcext:value-type="string">
            <text:p>Female</text:p>
          </table:table-cell>
        </table:table-row>
        <table:table-row table:style-name="ro1">
          <table:table-cell table:style-name="ce4" table:formula="of:=[$english_questions.$A$2]" office:value-type="string" office:string-value="ID" calcext:value-type="string">
            <text:p>ID</text:p>
          </table:table-cell>
          <table:table-cell table:style-name="ce4" table:formula="of:=[$english_questions.$B$2]" office:value-type="string" office:string-value="Question" calcext:value-type="string">
            <text:p>Question</text:p>
          </table:table-cell>
          <table:table-cell table:style-name="ce4" table:formula="of:=[$english_questions.$C$2]" office:value-type="string" office:string-value="Agree" calcext:value-type="string">
            <text:p>Agree</text:p>
          </table:table-cell>
          <table:table-cell table:style-name="ce4" table:formula="of:=[$all_results.$AB$6]" office:value-type="string" office:string-value="Agree" calcext:value-type="string">
            <text:p>Agree</text:p>
          </table:table-cell>
          <table:table-cell table:style-name="ce4" table:formula="of:=[$all_results.$AC$6]" office:value-type="string" office:string-value="Agree" calcext:value-type="string">
            <text:p>Agree</text:p>
          </table:table-cell>
        </table:table-row>
        <table:table-row table:style-name="ro1">
          <table:table-cell/>
          <table:table-cell table:style-name="ce4" table:formula="of:=[$english_questions.$B$5]" office:value-type="string" office:string-value="Goal Clarity" calcext:value-type="string">
            <text:p>Goal Clarity</text:p>
          </table:table-cell>
          <table:table-cell table:style-name="Default" table:number-columns-repeated="3"/>
        </table:table-row>
        <table:table-row table:style-name="ro1">
          <table:table-cell table:formula="of:=[$english_questions.$A$6]" office:value-type="string" office:string-value="Q2" calcext:value-type="string">
            <text:p>Q2</text:p>
          </table:table-cell>
          <table:table-cell table:formula="of:=[$english_questions.$B$6]" office:value-type="string" office:string-value="It was easy to understand the goal of the game" calcext:value-type="string">
            <text:p>It was easy to understand the goal of the game</text:p>
          </table:table-cell>
          <table:table-cell table:formula="of:=[$english_questions.$C$6]" office:value-type="percentage" office:value="0.526315789473684" calcext:value-type="percentage">
            <text:p>52,63%</text:p>
          </table:table-cell>
          <table:table-cell table:formula="of:=[$all_results.$AB$8]" office:value-type="percentage" office:value="0.636363636363636" calcext:value-type="percentage">
            <text:p>63,64%</text:p>
          </table:table-cell>
          <table:table-cell table:formula="of:=[$all_results.$AC$8]" office:value-type="percentage" office:value="0.375" calcext:value-type="percentage">
            <text:p>37,50%</text:p>
          </table:table-cell>
        </table:table-row>
        <table:table-row table:style-name="ro1">
          <table:table-cell/>
          <table:table-cell table:style-name="ce4" table:formula="of:=[$english_questions.$B$7]" office:value-type="string" office:string-value="Feedback" calcext:value-type="string">
            <text:p>Feedback</text:p>
          </table:table-cell>
          <table:table-cell table:style-name="Default" table:number-columns-repeated="3"/>
        </table:table-row>
        <table:table-row table:style-name="ro1">
          <table:table-cell table:formula="of:=[$english_questions.$A$8]" office:value-type="string" office:string-value="Q3" calcext:value-type="string">
            <text:p>Q3</text:p>
          </table:table-cell>
          <table:table-cell table:formula="of:=[$english_questions.$B$8]" office:value-type="string" office:string-value="It is easy to understand when I do something wrong in the game" calcext:value-type="string">
            <text:p>It is easy to understand when I do something wrong in the game</text:p>
          </table:table-cell>
          <table:table-cell table:formula="of:=[$english_questions.$C$8]" office:value-type="percentage" office:value="0.789473684210526" calcext:value-type="percentage">
            <text:p>78,95%</text:p>
          </table:table-cell>
          <table:table-cell table:formula="of:=[$all_results.$AB$9]" office:value-type="percentage" office:value="0.909090909090909" calcext:value-type="percentage">
            <text:p>90,91%</text:p>
          </table:table-cell>
          <table:table-cell table:formula="of:=[$all_results.$AC$9]" office:value-type="percentage" office:value="0.625" calcext:value-type="percentage">
            <text:p>62,50%</text:p>
          </table:table-cell>
        </table:table-row>
        <table:table-row table:style-name="ro1">
          <table:table-cell table:formula="of:=[$english_questions.$A$9]" office:value-type="string" office:string-value="Q4" calcext:value-type="string">
            <text:p>Q4</text:p>
          </table:table-cell>
          <table:table-cell table:formula="of:=[$english_questions.$B$9]" office:value-type="string" office:string-value="It is easy to understand when I do something good in the game" calcext:value-type="string">
            <text:p>It is easy to understand when I do something good in the game</text:p>
          </table:table-cell>
          <table:table-cell table:formula="of:=[$english_questions.$C$9]" office:value-type="percentage" office:value="0.894736842105263" calcext:value-type="percentage">
            <text:p>89,47%</text:p>
          </table:table-cell>
          <table:table-cell table:formula="of:=[$all_results.$AB$10]" office:value-type="percentage" office:value="1" calcext:value-type="percentage">
            <text:p>100,00%</text:p>
          </table:table-cell>
          <table:table-cell table:formula="of:=[$all_results.$AC$10]" office:value-type="percentage" office:value="0.75" calcext:value-type="percentage">
            <text:p>75,00%</text:p>
          </table:table-cell>
        </table:table-row>
        <table:table-row table:style-name="ro1">
          <table:table-cell table:formula="of:=[$english_questions.$A$11]" office:value-type="string" office:string-value="Q6" calcext:value-type="string">
            <text:p>Q6</text:p>
          </table:table-cell>
          <table:table-cell table:formula="of:=[$english_questions.$B$11]" office:value-type="string" office:string-value="I liked the sounds of the game" calcext:value-type="string">
            <text:p>I liked the sounds of the game</text:p>
          </table:table-cell>
          <table:table-cell table:formula="of:=[$english_questions.$C$11]" office:value-type="percentage" office:value="0.789473684210526" calcext:value-type="percentage">
            <text:p>78,95%</text:p>
          </table:table-cell>
          <table:table-cell table:formula="of:=[$all_results.$AB$12]" office:value-type="percentage" office:value="0.636363636363636" calcext:value-type="percentage">
            <text:p>63,64%</text:p>
          </table:table-cell>
          <table:table-cell table:formula="of:=[$all_results.$AC$12]" office:value-type="percentage" office:value="1" calcext:value-type="percentage">
            <text:p>100,00%</text:p>
          </table:table-cell>
        </table:table-row>
        <table:table-row table:style-name="ro1">
          <table:table-cell/>
          <table:table-cell table:style-name="ce4" table:formula="of:=[$english_questions.$B$12]" office:value-type="string" office:string-value="Challenge" calcext:value-type="string">
            <text:p>Challenge</text:p>
          </table:table-cell>
          <table:table-cell table:style-name="Default" table:number-columns-repeated="3"/>
        </table:table-row>
        <table:table-row table:style-name="ro1">
          <table:table-cell table:formula="of:=[$english_questions.$A$13]" office:value-type="string" office:string-value="Q7" calcext:value-type="string">
            <text:p>Q7</text:p>
          </table:table-cell>
          <table:table-cell table:formula="of:=[$english_questions.$B$13]" office:value-type="string" office:string-value="I get bored when playing the game" calcext:value-type="string">
            <text:p>I get bored when playing the game</text:p>
          </table:table-cell>
          <table:table-cell table:formula="of:=[$english_questions.$C$13]" office:value-type="percentage" office:value="0.105263157894737" calcext:value-type="percentage">
            <text:p>10,53%</text:p>
          </table:table-cell>
          <table:table-cell table:formula="of:=[$all_results.$AB$13]" office:value-type="percentage" office:value="0.181818181818182" calcext:value-type="percentage">
            <text:p>18,18%</text:p>
          </table:table-cell>
          <table:table-cell table:formula="of:=[$all_results.$AC$13]" office:value-type="percentage" office:value="0" calcext:value-type="percentage">
            <text:p>0,00%</text:p>
          </table:table-cell>
        </table:table-row>
        <table:table-row table:style-name="ro1">
          <table:table-cell table:formula="of:=[$english_questions.$A$14]" office:value-type="string" office:string-value="Q8" calcext:value-type="string">
            <text:p>Q8</text:p>
          </table:table-cell>
          <table:table-cell table:formula="of:=[$english_questions.$B$14]" office:value-type="string" office:string-value="The game was too easy" calcext:value-type="string">
            <text:p>The game was too easy</text:p>
          </table:table-cell>
          <table:table-cell table:formula="of:=[$english_questions.$C$14]" office:value-type="percentage" office:value="0.157894736842105" calcext:value-type="percentage">
            <text:p>15,79%</text:p>
          </table:table-cell>
          <table:table-cell table:formula="of:=[$all_results.$AB$14]" office:value-type="percentage" office:value="0.272727272727273" calcext:value-type="percentage">
            <text:p>27,27%</text:p>
          </table:table-cell>
          <table:table-cell table:formula="of:=[$all_results.$AC$14]" office:value-type="percentage" office:value="0" calcext:value-type="percentage">
            <text:p>0,00%</text:p>
          </table:table-cell>
        </table:table-row>
        <table:table-row table:style-name="ro1">
          <table:table-cell table:formula="of:=[$english_questions.$A$16]" office:value-type="string" office:string-value="Q10" calcext:value-type="string">
            <text:p>Q10</text:p>
          </table:table-cell>
          <table:table-cell table:formula="of:=[$english_questions.$B$16]" office:value-type="string" office:string-value="The game was too hard" calcext:value-type="string">
            <text:p>The game was too hard</text:p>
          </table:table-cell>
          <table:table-cell table:formula="of:=[$english_questions.$C$16]" office:value-type="percentage" office:value="0.368421052631579" calcext:value-type="percentage">
            <text:p>36,84%</text:p>
          </table:table-cell>
          <table:table-cell table:formula="of:=[$all_results.$AB$16]" office:value-type="percentage" office:value="0.272727272727273" calcext:value-type="percentage">
            <text:p>27,27%</text:p>
          </table:table-cell>
          <table:table-cell table:formula="of:=[$all_results.$AC$16]" office:value-type="percentage" office:value="0.5" calcext:value-type="percentage">
            <text:p>50,00%</text:p>
          </table:table-cell>
        </table:table-row>
        <table:table-row table:style-name="ro1">
          <table:table-cell table:formula="of:=[$english_questions.$A$17]" office:value-type="string" office:string-value="Q11" calcext:value-type="string">
            <text:p>Q11</text:p>
          </table:table-cell>
          <table:table-cell table:formula="of:=[$english_questions.$B$17]" office:value-type="string" office:string-value="My skill gradually improved when playing the game" calcext:value-type="string">
            <text:p>My skill gradually improved when playing the game</text:p>
          </table:table-cell>
          <table:table-cell table:formula="of:=[$english_questions.$C$17]" office:value-type="percentage" office:value="0.894736842105263" calcext:value-type="percentage">
            <text:p>89,47%</text:p>
          </table:table-cell>
          <table:table-cell table:formula="of:=[$all_results.$AB$17]" office:value-type="percentage" office:value="1" calcext:value-type="percentage">
            <text:p>100,00%</text:p>
          </table:table-cell>
          <table:table-cell table:formula="of:=[$all_results.$AC$17]" office:value-type="percentage" office:value="0.75" calcext:value-type="percentage">
            <text:p>75,00%</text:p>
          </table:table-cell>
        </table:table-row>
        <table:table-row table:style-name="ro1">
          <table:table-cell/>
          <table:table-cell table:style-name="ce4" table:formula="of:=[$english_questions.$B$18]" office:value-type="string" office:string-value="Autonomy" calcext:value-type="string">
            <text:p>Autonomy</text:p>
          </table:table-cell>
          <table:table-cell table:style-name="Default" table:number-columns-repeated="3"/>
        </table:table-row>
        <table:table-row table:style-name="ro1">
          <table:table-cell table:formula="of:=[$english_questions.$A$19]" office:value-type="string" office:string-value="Q12" calcext:value-type="string">
            <text:p>Q12</text:p>
          </table:table-cell>
          <table:table-cell table:formula="of:=[$english_questions.$B$19]" office:value-type="string" office:string-value="I felt in control of the movements of the player" calcext:value-type="string">
            <text:p>I felt in control of the movements of the player</text:p>
          </table:table-cell>
          <table:table-cell table:formula="of:=[$english_questions.$C$19]" office:value-type="percentage" office:value="0.68421052631579" calcext:value-type="percentage">
            <text:p>68,42%</text:p>
          </table:table-cell>
          <table:table-cell table:formula="of:=[$all_results.$AB$18]" office:value-type="percentage" office:value="0.909090909090909" calcext:value-type="percentage">
            <text:p>90,91%</text:p>
          </table:table-cell>
          <table:table-cell table:formula="of:=[$all_results.$AC$18]" office:value-type="percentage" office:value="0.375" calcext:value-type="percentage">
            <text:p>37,50%</text:p>
          </table:table-cell>
        </table:table-row>
        <table:table-row table:style-name="ro1">
          <table:table-cell table:formula="of:=[$english_questions.$A$20]" office:value-type="string" office:string-value="Q13" calcext:value-type="string">
            <text:p>Q13</text:p>
          </table:table-cell>
          <table:table-cell table:formula="of:=[$english_questions.$B$20]" office:value-type="string" office:string-value="I could recover from errors I made in the game" calcext:value-type="string">
            <text:p>I could recover from errors I made in the game</text:p>
          </table:table-cell>
          <table:table-cell table:formula="of:=[$english_questions.$C$20]" office:value-type="percentage" office:value="0.68421052631579" calcext:value-type="percentage">
            <text:p>68,42%</text:p>
          </table:table-cell>
          <table:table-cell table:formula="of:=[$all_results.$AB$19]" office:value-type="percentage" office:value="0.909090909090909" calcext:value-type="percentage">
            <text:p>90,91%</text:p>
          </table:table-cell>
          <table:table-cell table:formula="of:=[$all_results.$AC$19]" office:value-type="percentage" office:value="0.375" calcext:value-type="percentage">
            <text:p>37,50%</text:p>
          </table:table-cell>
        </table:table-row>
        <table:table-row table:style-name="ro1">
          <table:table-cell/>
          <table:table-cell table:style-name="ce4" table:formula="of:=[$english_questions.$B$21]" office:value-type="string" office:string-value="Immersion" calcext:value-type="string">
            <text:p>Immersion</text:p>
          </table:table-cell>
          <table:table-cell table:style-name="Default" table:number-columns-repeated="3"/>
        </table:table-row>
        <table:table-row table:style-name="ro1">
          <table:table-cell table:formula="of:=[$english_questions.$A$22]" office:value-type="string" office:string-value="Q14" calcext:value-type="string">
            <text:p>Q14</text:p>
          </table:table-cell>
          <table:table-cell table:formula="of:=[$english_questions.$B$22]" office:value-type="string" office:string-value="Time goes by fast when plaing the game" calcext:value-type="string">
            <text:p>Time goes by fast when plaing the game</text:p>
          </table:table-cell>
          <table:table-cell table:formula="of:=[$english_questions.$C$22]" office:value-type="percentage" office:value="0.842105263157895" calcext:value-type="percentage">
            <text:p>84,21%</text:p>
          </table:table-cell>
          <table:table-cell table:formula="of:=[$all_results.$AB$20]" office:value-type="percentage" office:value="0.909090909090909" calcext:value-type="percentage">
            <text:p>90,91%</text:p>
          </table:table-cell>
          <table:table-cell table:formula="of:=[$all_results.$AC$20]" office:value-type="percentage" office:value="0.75" calcext:value-type="percentage">
            <text:p>75,00%</text:p>
          </table:table-cell>
        </table:table-row>
        <table:table-row table:style-name="ro1">
          <table:table-cell/>
          <table:table-cell table:style-name="ce4" table:formula="of:=[$english_questions.$B$24]" office:value-type="string" office:string-value="Social Interaction" calcext:value-type="string">
            <text:p>Social Interaction</text:p>
          </table:table-cell>
          <table:table-cell table:style-name="Default" table:number-columns-repeated="3"/>
        </table:table-row>
        <table:table-row table:style-name="ro1">
          <table:table-cell table:formula="of:=[$english_questions.$A$25]" office:value-type="string" office:string-value="Q16" calcext:value-type="string">
            <text:p>Q16</text:p>
          </table:table-cell>
          <table:table-cell table:formula="of:=[$english_questions.$B$25]" office:value-type="string" office:string-value="I was competing with others to reach the furthest" calcext:value-type="string">
            <text:p>I was competing with others to reach the furthest</text:p>
          </table:table-cell>
          <table:table-cell table:formula="of:=[$english_questions.$C$25]" office:value-type="percentage" office:value="0.31578947368421" calcext:value-type="percentage">
            <text:p>31,58%</text:p>
          </table:table-cell>
          <table:table-cell table:formula="of:=[$all_results.$AB$22]" office:value-type="percentage" office:value="0.363636363636364" calcext:value-type="percentage">
            <text:p>36,36%</text:p>
          </table:table-cell>
          <table:table-cell table:formula="of:=[$all_results.$AC$22]" office:value-type="percentage" office:value="0.25" calcext:value-type="percentage">
            <text:p>25,00%</text:p>
          </table:table-cell>
        </table:table-row>
        <table:table-row table:style-name="ro1">
          <table:table-cell table:formula="of:=[$english_questions.$A$28]" office:value-type="string" office:string-value="Q19" calcext:value-type="string">
            <text:p>Q19</text:p>
          </table:table-cell>
          <table:table-cell table:formula="of:=[$english_questions.$B$28]" office:value-type="string" office:string-value="I cooperated well with the other player" calcext:value-type="string">
            <text:p>I cooperated well with the other player</text:p>
          </table:table-cell>
          <table:table-cell table:formula="of:=[$english_questions.$C$28]" office:value-type="percentage" office:value="0.894736842105263" calcext:value-type="percentage">
            <text:p>89,47%</text:p>
          </table:table-cell>
          <table:table-cell table:formula="of:=[$all_results.$AB$25]" office:value-type="percentage" office:value="1" calcext:value-type="percentage">
            <text:p>100,00%</text:p>
          </table:table-cell>
          <table:table-cell table:formula="of:=[$all_results.$AC$25]" office:value-type="percentage" office:value="0.75" calcext:value-type="percentage">
            <text:p>75,00%</text:p>
          </table:table-cell>
        </table:table-row>
        <table:table-row table:style-name="ro1">
          <table:table-cell table:formula="of:=[$english_questions.$A$29]" office:value-type="string" office:string-value="Q20" calcext:value-type="string">
            <text:p>Q20</text:p>
          </table:table-cell>
          <table:table-cell table:formula="of:=[$english_questions.$B$29]" office:value-type="string" office:string-value="The other player cooperated well with me" calcext:value-type="string">
            <text:p>The other player cooperated well with me</text:p>
          </table:table-cell>
          <table:table-cell table:formula="of:=[$english_questions.$C$29]" office:value-type="percentage" office:value="0.894736842105263" calcext:value-type="percentage">
            <text:p>89,47%</text:p>
          </table:table-cell>
          <table:table-cell table:formula="of:=[$all_results.$AB$26]" office:value-type="percentage" office:value="1" calcext:value-type="percentage">
            <text:p>100,00%</text:p>
          </table:table-cell>
          <table:table-cell table:formula="of:=[$all_results.$AC$26]" office:value-type="percentage" office:value="0.75" calcext:value-type="percentage">
            <text:p>75,00%</text:p>
          </table:table-cell>
        </table:table-row>
        <table:table-row table:style-name="ro1">
          <table:table-cell table:number-columns-repeated="5"/>
        </table:table-row>
        <table:table-row table:style-name="ro1" table:number-rows-repeated="6"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table:style-name="ce4"/>
          <table:table-cell table:style-name="Default"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Game Experience" table:style-name="ta1">
        <table:table-column table:style-name="co4" table:default-cell-style-name="Default"/>
        <table:table-column table:style-name="co5" table:default-cell-style-name="Default"/>
        <table:table-column table:style-name="co4" table:number-columns-repeated="4" table:default-cell-style-name="ce3"/>
        <table:table-row table:style-name="ro1">
          <table:table-cell table:number-columns-repeated="2"/>
          <table:table-cell table:style-name="ce4" office:value-type="string" calcext:value-type="string">
            <text:p>Total</text:p>
          </table:table-cell>
          <table:table-cell table:style-name="ce4" table:formula="of:=[$all_results.$AD$5]" office:value-type="string" office:string-value="Play a lot" calcext:value-type="string">
            <text:p>Play a lot</text:p>
          </table:table-cell>
          <table:table-cell table:style-name="ce4" table:formula="of:=[$all_results.$AE$5]" office:value-type="string" office:string-value="Play some" calcext:value-type="string">
            <text:p>Play some</text:p>
          </table:table-cell>
          <table:table-cell table:style-name="ce4" table:formula="of:=[$all_results.$AF$5]" office:value-type="string" office:string-value="Never Play" calcext:value-type="string">
            <text:p>Never Play</text:p>
          </table:table-cell>
        </table:table-row>
        <table:table-row table:style-name="ro1">
          <table:table-cell table:style-name="ce4" table:formula="of:=[$english_questions.$A$2]" office:value-type="string" office:string-value="ID" calcext:value-type="string">
            <text:p>ID</text:p>
          </table:table-cell>
          <table:table-cell table:style-name="ce4" table:formula="of:=[$english_questions.$B$2]" office:value-type="string" office:string-value="Question" calcext:value-type="string">
            <text:p>Question</text:p>
          </table:table-cell>
          <table:table-cell table:style-name="ce4" table:formula="of:=[$english_questions.$C$2]" office:value-type="string" office:string-value="Agree" calcext:value-type="string">
            <text:p>Agree</text:p>
          </table:table-cell>
          <table:table-cell table:style-name="ce4" table:formula="of:=[$all_results.$AD$6]" office:value-type="string" office:string-value="Agree" calcext:value-type="string">
            <text:p>Agree</text:p>
          </table:table-cell>
          <table:table-cell table:style-name="ce4" table:formula="of:=[$all_results.$AE$6]" office:value-type="string" office:string-value="Agree" calcext:value-type="string">
            <text:p>Agree</text:p>
          </table:table-cell>
          <table:table-cell table:style-name="ce4" table:formula="of:=[$all_results.$AF$6]" office:value-type="string" office:string-value="Agree" calcext:value-type="string">
            <text:p>Agree</text:p>
          </table:table-cell>
        </table:table-row>
        <table:table-row table:style-name="ro1">
          <table:table-cell/>
          <table:table-cell table:style-name="ce4" table:formula="of:=[$english_questions.$B$5]" office:value-type="string" office:string-value="Goal Clarity" calcext:value-type="string">
            <text:p>Goal Clarity</text:p>
          </table:table-cell>
          <table:table-cell table:style-name="Default" table:number-columns-repeated="4"/>
        </table:table-row>
        <table:table-row table:style-name="ro1">
          <table:table-cell table:formula="of:=[$english_questions.$A$6]" office:value-type="string" office:string-value="Q2" calcext:value-type="string">
            <text:p>Q2</text:p>
          </table:table-cell>
          <table:table-cell table:formula="of:=[$english_questions.$B$6]" office:value-type="string" office:string-value="It was easy to understand the goal of the game" calcext:value-type="string">
            <text:p>It was easy to understand the goal of the game</text:p>
          </table:table-cell>
          <table:table-cell table:formula="of:=[$english_questions.$C$6]" office:value-type="percentage" office:value="0.526315789473684" calcext:value-type="percentage">
            <text:p>52,63%</text:p>
          </table:table-cell>
          <table:table-cell table:formula="of:=[$all_results.$AD$8]" office:value-type="percentage" office:value="0.636363636363636" calcext:value-type="percentage">
            <text:p>63,64%</text:p>
          </table:table-cell>
          <table:table-cell table:formula="of:=[$all_results.$AE$8]" office:value-type="percentage" office:value="0.428571428571429" calcext:value-type="percentage">
            <text:p>42,86%</text:p>
          </table:table-cell>
          <table:table-cell table:formula="of:=[$all_results.$AF$8]" office:value-type="percentage" office:value="0" calcext:value-type="percentage">
            <text:p>0,00%</text:p>
          </table:table-cell>
        </table:table-row>
        <table:table-row table:style-name="ro1">
          <table:table-cell/>
          <table:table-cell table:style-name="ce4" table:formula="of:=[$english_questions.$B$7]" office:value-type="string" office:string-value="Feedback" calcext:value-type="string">
            <text:p>Feedback</text:p>
          </table:table-cell>
          <table:table-cell table:style-name="Default" table:number-columns-repeated="4"/>
        </table:table-row>
        <table:table-row table:style-name="ro1">
          <table:table-cell table:formula="of:=[$english_questions.$A$8]" office:value-type="string" office:string-value="Q3" calcext:value-type="string">
            <text:p>Q3</text:p>
          </table:table-cell>
          <table:table-cell table:formula="of:=[$english_questions.$B$8]" office:value-type="string" office:string-value="It is easy to understand when I do something wrong in the game" calcext:value-type="string">
            <text:p>It is easy to understand when I do something wrong in the game</text:p>
          </table:table-cell>
          <table:table-cell table:formula="of:=[$english_questions.$C$8]" office:value-type="percentage" office:value="0.789473684210526" calcext:value-type="percentage">
            <text:p>78,95%</text:p>
          </table:table-cell>
          <table:table-cell table:formula="of:=[$all_results.$AD$9]" office:value-type="percentage" office:value="0.636363636363636" calcext:value-type="percentage">
            <text:p>63,64%</text:p>
          </table:table-cell>
          <table:table-cell table:formula="of:=[$all_results.$AE$9]" office:value-type="percentage" office:value="1" calcext:value-type="percentage">
            <text:p>100,00%</text:p>
          </table:table-cell>
          <table:table-cell table:formula="of:=[$all_results.$AF$9]" office:value-type="percentage" office:value="1" calcext:value-type="percentage">
            <text:p>100,00%</text:p>
          </table:table-cell>
        </table:table-row>
        <table:table-row table:style-name="ro1">
          <table:table-cell table:formula="of:=[$english_questions.$A$9]" office:value-type="string" office:string-value="Q4" calcext:value-type="string">
            <text:p>Q4</text:p>
          </table:table-cell>
          <table:table-cell table:formula="of:=[$english_questions.$B$9]" office:value-type="string" office:string-value="It is easy to understand when I do something good in the game" calcext:value-type="string">
            <text:p>It is easy to understand when I do something good in the game</text:p>
          </table:table-cell>
          <table:table-cell table:formula="of:=[$english_questions.$C$9]" office:value-type="percentage" office:value="0.894736842105263" calcext:value-type="percentage">
            <text:p>89,47%</text:p>
          </table:table-cell>
          <table:table-cell table:formula="of:=[$all_results.$AD$10]" office:value-type="percentage" office:value="0.909090909090909" calcext:value-type="percentage">
            <text:p>90,91%</text:p>
          </table:table-cell>
          <table:table-cell table:formula="of:=[$all_results.$AE$10]" office:value-type="percentage" office:value="0.857142857142857" calcext:value-type="percentage">
            <text:p>85,71%</text:p>
          </table:table-cell>
          <table:table-cell table:formula="of:=[$all_results.$AF$10]" office:value-type="percentage" office:value="1" calcext:value-type="percentage">
            <text:p>100,00%</text:p>
          </table:table-cell>
        </table:table-row>
        <table:table-row table:style-name="ro1">
          <table:table-cell table:formula="of:=[$english_questions.$A$11]" office:value-type="string" office:string-value="Q6" calcext:value-type="string">
            <text:p>Q6</text:p>
          </table:table-cell>
          <table:table-cell table:formula="of:=[$english_questions.$B$11]" office:value-type="string" office:string-value="I liked the sounds of the game" calcext:value-type="string">
            <text:p>I liked the sounds of the game</text:p>
          </table:table-cell>
          <table:table-cell table:formula="of:=[$english_questions.$C$11]" office:value-type="percentage" office:value="0.789473684210526" calcext:value-type="percentage">
            <text:p>78,95%</text:p>
          </table:table-cell>
          <table:table-cell table:formula="of:=[$all_results.$AD$12]" office:value-type="percentage" office:value="0.727272727272727" calcext:value-type="percentage">
            <text:p>72,73%</text:p>
          </table:table-cell>
          <table:table-cell table:formula="of:=[$all_results.$AE$12]" office:value-type="percentage" office:value="0.857142857142857" calcext:value-type="percentage">
            <text:p>85,71%</text:p>
          </table:table-cell>
          <table:table-cell table:formula="of:=[$all_results.$AF$12]" office:value-type="percentage" office:value="1" calcext:value-type="percentage">
            <text:p>100,00%</text:p>
          </table:table-cell>
        </table:table-row>
        <table:table-row table:style-name="ro1">
          <table:table-cell/>
          <table:table-cell table:style-name="ce4" table:formula="of:=[$english_questions.$B$12]" office:value-type="string" office:string-value="Challenge" calcext:value-type="string">
            <text:p>Challenge</text:p>
          </table:table-cell>
          <table:table-cell table:style-name="Default" table:number-columns-repeated="4"/>
        </table:table-row>
        <table:table-row table:style-name="ro1">
          <table:table-cell table:formula="of:=[$english_questions.$A$13]" office:value-type="string" office:string-value="Q7" calcext:value-type="string">
            <text:p>Q7</text:p>
          </table:table-cell>
          <table:table-cell table:formula="of:=[$english_questions.$B$13]" office:value-type="string" office:string-value="I get bored when playing the game" calcext:value-type="string">
            <text:p>I get bored when playing the game</text:p>
          </table:table-cell>
          <table:table-cell table:formula="of:=[$english_questions.$C$13]" office:value-type="percentage" office:value="0.105263157894737" calcext:value-type="percentage">
            <text:p>10,53%</text:p>
          </table:table-cell>
          <table:table-cell table:formula="of:=[$all_results.$AD$13]" office:value-type="percentage" office:value="0.0909090909090909" calcext:value-type="percentage">
            <text:p>9,09%</text:p>
          </table:table-cell>
          <table:table-cell table:formula="of:=[$all_results.$AE$13]" office:value-type="percentage" office:value="0.142857142857143" calcext:value-type="percentage">
            <text:p>14,29%</text:p>
          </table:table-cell>
          <table:table-cell table:formula="of:=[$all_results.$AF$13]" office:value-type="percentage" office:value="0" calcext:value-type="percentage">
            <text:p>0,00%</text:p>
          </table:table-cell>
        </table:table-row>
        <table:table-row table:style-name="ro1">
          <table:table-cell table:formula="of:=[$english_questions.$A$14]" office:value-type="string" office:string-value="Q8" calcext:value-type="string">
            <text:p>Q8</text:p>
          </table:table-cell>
          <table:table-cell table:formula="of:=[$english_questions.$B$14]" office:value-type="string" office:string-value="The game was too easy" calcext:value-type="string">
            <text:p>The game was too easy</text:p>
          </table:table-cell>
          <table:table-cell table:formula="of:=[$english_questions.$C$14]" office:value-type="percentage" office:value="0.157894736842105" calcext:value-type="percentage">
            <text:p>15,79%</text:p>
          </table:table-cell>
          <table:table-cell table:formula="of:=[$all_results.$AD$14]" office:value-type="percentage" office:value="0.181818181818182" calcext:value-type="percentage">
            <text:p>18,18%</text:p>
          </table:table-cell>
          <table:table-cell table:formula="of:=[$all_results.$AE$14]" office:value-type="percentage" office:value="0.142857142857143" calcext:value-type="percentage">
            <text:p>14,29%</text:p>
          </table:table-cell>
          <table:table-cell table:formula="of:=[$all_results.$AF$14]" office:value-type="percentage" office:value="0" calcext:value-type="percentage">
            <text:p>0,00%</text:p>
          </table:table-cell>
        </table:table-row>
        <table:table-row table:style-name="ro1">
          <table:table-cell table:formula="of:=[$english_questions.$A$15]" office:value-type="string" office:string-value="Q9" calcext:value-type="string">
            <text:p>Q9</text:p>
          </table:table-cell>
          <table:table-cell table:formula="of:=[$english_questions.$B$15]" office:value-type="string" office:string-value="The game was adequately difficult" calcext:value-type="string">
            <text:p>The game was adequately difficult</text:p>
          </table:table-cell>
          <table:table-cell table:formula="of:=[$english_questions.$C$15]" office:value-type="percentage" office:value="0.578947368421053" calcext:value-type="percentage">
            <text:p>57,89%</text:p>
          </table:table-cell>
          <table:table-cell table:formula="of:=[$all_results.$AD$15]" office:value-type="percentage" office:value="0.454545454545455" calcext:value-type="percentage">
            <text:p>45,45%</text:p>
          </table:table-cell>
          <table:table-cell table:formula="of:=[$all_results.$AE$15]" office:value-type="percentage" office:value="0.714285714285714" calcext:value-type="percentage">
            <text:p>71,43%</text:p>
          </table:table-cell>
          <table:table-cell table:formula="of:=[$all_results.$AF$15]" office:value-type="percentage" office:value="1" calcext:value-type="percentage">
            <text:p>100,00%</text:p>
          </table:table-cell>
        </table:table-row>
        <table:table-row table:style-name="ro1">
          <table:table-cell table:formula="of:=[$english_questions.$A$16]" office:value-type="string" office:string-value="Q10" calcext:value-type="string">
            <text:p>Q10</text:p>
          </table:table-cell>
          <table:table-cell table:formula="of:=[$english_questions.$B$16]" office:value-type="string" office:string-value="The game was too hard" calcext:value-type="string">
            <text:p>The game was too hard</text:p>
          </table:table-cell>
          <table:table-cell table:formula="of:=[$english_questions.$C$16]" office:value-type="percentage" office:value="0.368421052631579" calcext:value-type="percentage">
            <text:p>36,84%</text:p>
          </table:table-cell>
          <table:table-cell table:formula="of:=[$all_results.$AD$16]" office:value-type="percentage" office:value="0.363636363636364" calcext:value-type="percentage">
            <text:p>36,36%</text:p>
          </table:table-cell>
          <table:table-cell table:formula="of:=[$all_results.$AE$16]" office:value-type="percentage" office:value="0.285714285714286" calcext:value-type="percentage">
            <text:p>28,57%</text:p>
          </table:table-cell>
          <table:table-cell table:formula="of:=[$all_results.$AF$16]" office:value-type="percentage" office:value="1" calcext:value-type="percentage">
            <text:p>100,00%</text:p>
          </table:table-cell>
        </table:table-row>
        <table:table-row table:style-name="ro1">
          <table:table-cell table:formula="of:=[$english_questions.$A$17]" office:value-type="string" office:string-value="Q11" calcext:value-type="string">
            <text:p>Q11</text:p>
          </table:table-cell>
          <table:table-cell table:formula="of:=[$english_questions.$B$17]" office:value-type="string" office:string-value="My skill gradually improved when playing the game" calcext:value-type="string">
            <text:p>My skill gradually improved when playing the game</text:p>
          </table:table-cell>
          <table:table-cell table:formula="of:=[$english_questions.$C$17]" office:value-type="percentage" office:value="0.894736842105263" calcext:value-type="percentage">
            <text:p>89,47%</text:p>
          </table:table-cell>
          <table:table-cell table:formula="of:=[$all_results.$AD$17]" office:value-type="percentage" office:value="1" calcext:value-type="percentage">
            <text:p>100,00%</text:p>
          </table:table-cell>
          <table:table-cell table:formula="of:=[$all_results.$AE$17]" office:value-type="percentage" office:value="0.714285714285714" calcext:value-type="percentage">
            <text:p>71,43%</text:p>
          </table:table-cell>
          <table:table-cell table:formula="of:=[$all_results.$AF$17]" office:value-type="percentage" office:value="1" calcext:value-type="percentage">
            <text:p>100,00%</text:p>
          </table:table-cell>
        </table:table-row>
        <table:table-row table:style-name="ro1">
          <table:table-cell/>
          <table:table-cell table:style-name="ce4" table:formula="of:=[$english_questions.$B$18]" office:value-type="string" office:string-value="Autonomy" calcext:value-type="string">
            <text:p>Autonomy</text:p>
          </table:table-cell>
          <table:table-cell table:style-name="Default" table:number-columns-repeated="4"/>
        </table:table-row>
        <table:table-row table:style-name="ro1">
          <table:table-cell table:formula="of:=[$english_questions.$A$19]" office:value-type="string" office:string-value="Q12" calcext:value-type="string">
            <text:p>Q12</text:p>
          </table:table-cell>
          <table:table-cell table:formula="of:=[$english_questions.$B$19]" office:value-type="string" office:string-value="I felt in control of the movements of the player" calcext:value-type="string">
            <text:p>I felt in control of the movements of the player</text:p>
          </table:table-cell>
          <table:table-cell table:formula="of:=[$english_questions.$C$19]" office:value-type="percentage" office:value="0.68421052631579" calcext:value-type="percentage">
            <text:p>68,42%</text:p>
          </table:table-cell>
          <table:table-cell table:formula="of:=[$all_results.$AD$18]" office:value-type="percentage" office:value="0.636363636363636" calcext:value-type="percentage">
            <text:p>63,64%</text:p>
          </table:table-cell>
          <table:table-cell table:formula="of:=[$all_results.$AE$18]" office:value-type="percentage" office:value="0.714285714285714" calcext:value-type="percentage">
            <text:p>71,43%</text:p>
          </table:table-cell>
          <table:table-cell table:formula="of:=[$all_results.$AF$18]" office:value-type="percentage" office:value="1" calcext:value-type="percentage">
            <text:p>100,00%</text:p>
          </table:table-cell>
        </table:table-row>
        <table:table-row table:style-name="ro1">
          <table:table-cell table:formula="of:=[$english_questions.$A$20]" office:value-type="string" office:string-value="Q13" calcext:value-type="string">
            <text:p>Q13</text:p>
          </table:table-cell>
          <table:table-cell table:formula="of:=[$english_questions.$B$20]" office:value-type="string" office:string-value="I could recover from errors I made in the game" calcext:value-type="string">
            <text:p>I could recover from errors I made in the game</text:p>
          </table:table-cell>
          <table:table-cell table:formula="of:=[$english_questions.$C$20]" office:value-type="percentage" office:value="0.68421052631579" calcext:value-type="percentage">
            <text:p>68,42%</text:p>
          </table:table-cell>
          <table:table-cell table:formula="of:=[$all_results.$AD$19]" office:value-type="percentage" office:value="0.636363636363636" calcext:value-type="percentage">
            <text:p>63,64%</text:p>
          </table:table-cell>
          <table:table-cell table:formula="of:=[$all_results.$AE$19]" office:value-type="percentage" office:value="0.714285714285714" calcext:value-type="percentage">
            <text:p>71,43%</text:p>
          </table:table-cell>
          <table:table-cell table:formula="of:=[$all_results.$AF$19]" office:value-type="percentage" office:value="1" calcext:value-type="percentage">
            <text:p>100,00%</text:p>
          </table:table-cell>
        </table:table-row>
        <table:table-row table:style-name="ro1">
          <table:table-cell/>
          <table:table-cell table:style-name="ce4" table:formula="of:=[$english_questions.$B$21]" office:value-type="string" office:string-value="Immersion" calcext:value-type="string">
            <text:p>Immersion</text:p>
          </table:table-cell>
          <table:table-cell table:style-name="Default" table:number-columns-repeated="4"/>
        </table:table-row>
        <table:table-row table:style-name="ro1">
          <table:table-cell table:formula="of:=[$english_questions.$A$22]" office:value-type="string" office:string-value="Q14" calcext:value-type="string">
            <text:p>Q14</text:p>
          </table:table-cell>
          <table:table-cell table:formula="of:=[$english_questions.$B$22]" office:value-type="string" office:string-value="Time goes by fast when plaing the game" calcext:value-type="string">
            <text:p>Time goes by fast when plaing the game</text:p>
          </table:table-cell>
          <table:table-cell table:formula="of:=[$english_questions.$C$22]" office:value-type="percentage" office:value="0.842105263157895" calcext:value-type="percentage">
            <text:p>84,21%</text:p>
          </table:table-cell>
          <table:table-cell table:formula="of:=[$all_results.$AD$20]" office:value-type="percentage" office:value="1" calcext:value-type="percentage">
            <text:p>100,00%</text:p>
          </table:table-cell>
          <table:table-cell table:formula="of:=[$all_results.$AE$20]" office:value-type="percentage" office:value="0.571428571428571" calcext:value-type="percentage">
            <text:p>57,14%</text:p>
          </table:table-cell>
          <table:table-cell table:formula="of:=[$all_results.$AF$20]" office:value-type="percentage" office:value="1" calcext:value-type="percentage">
            <text:p>100,00%</text:p>
          </table:table-cell>
        </table:table-row>
        <table:table-row table:style-name="ro1">
          <table:table-cell table:formula="of:=[$english_questions.$A$23]" office:value-type="string" office:string-value="Q15" calcext:value-type="string">
            <text:p>Q15</text:p>
          </table:table-cell>
          <table:table-cell table:formula="of:=[$english_questions.$B$23]" office:value-type="string" office:string-value="I become unaware of my surroundings when playing the game" calcext:value-type="string">
            <text:p>I become unaware of my surroundings when playing the game</text:p>
          </table:table-cell>
          <table:table-cell table:formula="of:=[$english_questions.$C$23]" office:value-type="percentage" office:value="0.894736842105263" calcext:value-type="percentage">
            <text:p>89,47%</text:p>
          </table:table-cell>
          <table:table-cell table:formula="of:=[$all_results.$AD$21]" office:value-type="percentage" office:value="0.818181818181818" calcext:value-type="percentage">
            <text:p>81,82%</text:p>
          </table:table-cell>
          <table:table-cell table:formula="of:=[$all_results.$AE$21]" office:value-type="percentage" office:value="1" calcext:value-type="percentage">
            <text:p>100,00%</text:p>
          </table:table-cell>
          <table:table-cell table:formula="of:=[$all_results.$AF$21]" office:value-type="percentage" office:value="1" calcext:value-type="percentage">
            <text:p>100,00%</text:p>
          </table:table-cell>
        </table:table-row>
        <table:table-row table:style-name="ro1">
          <table:table-cell/>
          <table:table-cell table:style-name="ce4" table:formula="of:=[$english_questions.$B$24]" office:value-type="string" office:string-value="Social Interaction" calcext:value-type="string">
            <text:p>Social Interaction</text:p>
          </table:table-cell>
          <table:table-cell table:style-name="Default" table:number-columns-repeated="4"/>
        </table:table-row>
        <table:table-row table:style-name="ro1">
          <table:table-cell table:formula="of:=[$english_questions.$A$25]" office:value-type="string" office:string-value="Q16" calcext:value-type="string">
            <text:p>Q16</text:p>
          </table:table-cell>
          <table:table-cell table:formula="of:=[$english_questions.$B$25]" office:value-type="string" office:string-value="I was competing with others to reach the furthest" calcext:value-type="string">
            <text:p>I was competing with others to reach the furthest</text:p>
          </table:table-cell>
          <table:table-cell table:formula="of:=[$english_questions.$C$25]" office:value-type="percentage" office:value="0.31578947368421" calcext:value-type="percentage">
            <text:p>31,58%</text:p>
          </table:table-cell>
          <table:table-cell table:formula="of:=[$all_results.$AD$22]" office:value-type="percentage" office:value="0.363636363636364" calcext:value-type="percentage">
            <text:p>36,36%</text:p>
          </table:table-cell>
          <table:table-cell table:formula="of:=[$all_results.$AE$22]" office:value-type="percentage" office:value="0.142857142857143" calcext:value-type="percentage">
            <text:p>14,29%</text:p>
          </table:table-cell>
          <table:table-cell table:formula="of:=[$all_results.$AF$22]" office:value-type="percentage" office:value="1" calcext:value-type="percentage">
            <text:p>100,00%</text:p>
          </table:table-cell>
        </table:table-row>
        <table:table-row table:style-name="ro1">
          <table:table-cell table:formula="of:=[$english_questions.$A$28]" office:value-type="string" office:string-value="Q19" calcext:value-type="string">
            <text:p>Q19</text:p>
          </table:table-cell>
          <table:table-cell table:formula="of:=[$english_questions.$B$28]" office:value-type="string" office:string-value="I cooperated well with the other player" calcext:value-type="string">
            <text:p>I cooperated well with the other player</text:p>
          </table:table-cell>
          <table:table-cell table:formula="of:=[$english_questions.$C$28]" office:value-type="percentage" office:value="0.894736842105263" calcext:value-type="percentage">
            <text:p>89,47%</text:p>
          </table:table-cell>
          <table:table-cell table:formula="of:=[$all_results.$AD$25]" office:value-type="percentage" office:value="0.818181818181818" calcext:value-type="percentage">
            <text:p>81,82%</text:p>
          </table:table-cell>
          <table:table-cell table:formula="of:=[$all_results.$AE$25]" office:value-type="percentage" office:value="1" calcext:value-type="percentage">
            <text:p>100,00%</text:p>
          </table:table-cell>
          <table:table-cell table:formula="of:=[$all_results.$AF$25]" office:value-type="percentage" office:value="1" calcext:value-type="percentage">
            <text:p>100,00%</text:p>
          </table:table-cell>
        </table:table-row>
        <table:table-row table:style-name="ro1">
          <table:table-cell table:formula="of:=[$english_questions.$A$29]" office:value-type="string" office:string-value="Q20" calcext:value-type="string">
            <text:p>Q20</text:p>
          </table:table-cell>
          <table:table-cell table:formula="of:=[$english_questions.$B$29]" office:value-type="string" office:string-value="The other player cooperated well with me" calcext:value-type="string">
            <text:p>The other player cooperated well with me</text:p>
          </table:table-cell>
          <table:table-cell table:formula="of:=[$english_questions.$C$29]" office:value-type="percentage" office:value="0.894736842105263" calcext:value-type="percentage">
            <text:p>89,47%</text:p>
          </table:table-cell>
          <table:table-cell table:formula="of:=[$all_results.$AD$26]" office:value-type="percentage" office:value="0.818181818181818" calcext:value-type="percentage">
            <text:p>81,82%</text:p>
          </table:table-cell>
          <table:table-cell table:formula="of:=[$all_results.$AE$26]" office:value-type="percentage" office:value="1" calcext:value-type="percentage">
            <text:p>100,00%</text:p>
          </table:table-cell>
          <table:table-cell table:formula="of:=[$all_results.$AF$26]" office:value-type="percentage" office:value="1" calcext:value-type="percentage">
            <text:p>100,00%</text:p>
          </table:table-cell>
        </table:table-row>
        <table:table-row table:style-name="ro1" table:number-rows-repeated="5"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4"/>
          <table:table-cell table:style-name="Default"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ontrol Differences" table:style-name="ta1"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4" table:default-cell-style-name="ce3"/>
        <table:table-column table:style-name="co4" table:default-cell-style-name="Default"/>
        <table:table-row table:style-name="ro1">
          <table:table-cell table:number-columns-repeated="3"/>
          <table:table-cell table:style-name="ce4" table:formula="of:=[$all_results.$AH$5]" office:value-type="string" office:string-value="Player" calcext:value-type="string">
            <text:p>Player</text:p>
          </table:table-cell>
          <table:table-cell table:style-name="ce4" table:formula="of:=[$all_results.$AG$5]" office:value-type="string" office:string-value="Hand" calcext:value-type="string">
            <text:p>Hand</text:p>
          </table:table-cell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Question</text:p>
          </table:table-cell>
          <table:table-cell table:style-name="ce4" table:formula="of:=[$all_results.$Z$6]" office:value-type="string" office:string-value="Agree" calcext:value-type="string">
            <text:p>Agree</text:p>
          </table:table-cell>
          <table:table-cell table:style-name="ce4" table:formula="of:=[$all_results.$AH$6]" office:value-type="string" office:string-value="Agree" calcext:value-type="string">
            <text:p>Agree</text:p>
          </table:table-cell>
          <table:table-cell table:style-name="ce4" table:formula="of:=[$all_results.$AG$6]" office:value-type="string" office:string-value="Agree" calcext:value-type="string">
            <text:p>Agree</text:p>
          </table:table-cell>
        </table:table-row>
        <table:table-row table:style-name="ro1">
          <table:table-cell/>
          <table:table-cell table:style-name="ce4" office:value-type="string" calcext:value-type="string">
            <text:p>Goal Clarity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It was easy to understand the goal of the game</text:p>
          </table:table-cell>
          <table:table-cell table:style-name="ce3" table:formula="of:=[$all_results.$Z$8]" office:value-type="percentage" office:value="0.526315789473684" calcext:value-type="percentage">
            <text:p>52,63%</text:p>
          </table:table-cell>
          <table:table-cell table:formula="of:=[$all_results.$AH$8]" office:value-type="percentage" office:value="0.6" calcext:value-type="percentage">
            <text:p>60,00%</text:p>
          </table:table-cell>
          <table:table-cell table:style-name="ce3" table:formula="of:=[$all_results.$AG$8]" office:value-type="percentage" office:value="0.444444444444444" calcext:value-type="percentage">
            <text:p>44,44%</text:p>
          </table:table-cell>
        </table:table-row>
        <table:table-row table:style-name="ro1">
          <table:table-cell/>
          <table:table-cell table:style-name="ce4" office:value-type="string" calcext:value-type="string">
            <text:p>Challenge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Q8</text:p>
          </table:table-cell>
          <table:table-cell office:value-type="string" calcext:value-type="string">
            <text:p>The game was too easy</text:p>
          </table:table-cell>
          <table:table-cell table:style-name="ce3" table:formula="of:=[$all_results.$Z$14]" office:value-type="percentage" office:value="0.157894736842105" calcext:value-type="percentage">
            <text:p>15,79%</text:p>
          </table:table-cell>
          <table:table-cell table:formula="of:=[$all_results.$AH$14]" office:value-type="percentage" office:value="0.2" calcext:value-type="percentage">
            <text:p>20,00%</text:p>
          </table:table-cell>
          <table:table-cell table:style-name="ce3" table:formula="of:=[$all_results.$AG$14]" office:value-type="percentage" office:value="0.111111111111111" calcext:value-type="percentage">
            <text:p>11,11%</text:p>
          </table:table-cell>
        </table:table-row>
        <table:table-row table:style-name="ro1">
          <table:table-cell office:value-type="string" calcext:value-type="string">
            <text:p>Q9</text:p>
          </table:table-cell>
          <table:table-cell office:value-type="string" calcext:value-type="string">
            <text:p>The game was adequately difficult</text:p>
          </table:table-cell>
          <table:table-cell table:style-name="ce3" table:formula="of:=[$all_results.$Z$15]" office:value-type="percentage" office:value="0.578947368421053" calcext:value-type="percentage">
            <text:p>57,89%</text:p>
          </table:table-cell>
          <table:table-cell table:formula="of:=[$all_results.$AH$15]" office:value-type="percentage" office:value="0.5" calcext:value-type="percentage">
            <text:p>50,00%</text:p>
          </table:table-cell>
          <table:table-cell table:style-name="ce3" table:formula="of:=[$all_results.$AG$15]" office:value-type="percentage" office:value="0.666666666666667" calcext:value-type="percentage">
            <text:p>66,67%</text:p>
          </table:table-cell>
        </table:table-row>
        <table:table-row table:style-name="ro1">
          <table:table-cell office:value-type="string" calcext:value-type="string">
            <text:p>Q10</text:p>
          </table:table-cell>
          <table:table-cell office:value-type="string" calcext:value-type="string">
            <text:p>The game was too hard</text:p>
          </table:table-cell>
          <table:table-cell table:style-name="ce3" table:formula="of:=[$all_results.$Z$16]" office:value-type="percentage" office:value="0.368421052631579" calcext:value-type="percentage">
            <text:p>36,84%</text:p>
          </table:table-cell>
          <table:table-cell table:formula="of:=[$all_results.$AH$16]" office:value-type="percentage" office:value="0.4" calcext:value-type="percentage">
            <text:p>40,00%</text:p>
          </table:table-cell>
          <table:table-cell table:style-name="ce3" table:formula="of:=[$all_results.$AG$16]" office:value-type="percentage" office:value="0.333333333333333" calcext:value-type="percentage">
            <text:p>33,33%</text:p>
          </table:table-cell>
        </table:table-row>
        <table:table-row table:style-name="ro1">
          <table:table-cell/>
          <table:table-cell table:style-name="ce4"/>
          <table:table-cell/>
          <table:table-cell table:style-name="Default"/>
          <table:table-cell/>
        </table:table-row>
        <table:table-row table:style-name="ro1" table:number-rows-repeated="2">
          <table:table-cell table:number-columns-repeated="2"/>
          <table:table-cell table:style-name="ce3"/>
          <table:table-cell/>
          <table:table-cell table:style-name="ce3"/>
        </table:table-row>
        <table:table-row table:style-name="ro1" table:number-rows-repeated="9"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table:style-name="ce4"/>
          <table:table-cell/>
          <table:table-cell table:style-name="Default"/>
          <table:table-cell/>
        </table:table-row>
        <table:table-row table:style-name="ro1" table:number-rows-repeated="2">
          <table:table-cell table:number-columns-repeated="2"/>
          <table:table-cell table:style-name="ce3"/>
          <table:table-cell/>
          <table:table-cell table:style-name="ce3"/>
        </table:table-row>
        <table:table-row table:style-name="ro1">
          <table:table-cell/>
          <table:table-cell table:style-name="ce4"/>
          <table:table-cell/>
          <table:table-cell table:style-name="Default"/>
          <table:table-cell/>
        </table:table-row>
        <table:table-row table:style-name="ro1" table:number-rows-repeated="5">
          <table:table-cell table:number-columns-repeated="2"/>
          <table:table-cell table:style-name="ce3"/>
          <table:table-cell/>
          <table:table-cell table:style-name="ce3"/>
        </table:table-row>
        <table:table-row table:style-name="ro1">
          <table:table-cell/>
          <table:table-cell table:style-name="ce4"/>
          <table:table-cell/>
          <table:table-cell table:style-name="Default"/>
          <table:table-cell/>
        </table:table-row>
        <table:table-row table:style-name="ro1" table:number-rows-repeated="2">
          <table:table-cell table:number-columns-repeated="2"/>
          <table:table-cell table:style-name="ce3"/>
          <table:table-cell/>
          <table:table-cell table:style-name="ce3"/>
        </table:table-row>
        <table:table-row table:style-name="ro1">
          <table:table-cell table:number-columns-repeated="5"/>
        </table:table-row>
      </table:table>
      <table:table table:name="compact" table:style-name="ta1"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number-columns-repeated="4" table:default-cell-style-name="Default"/>
        <table:table-column table:style-name="co12" table:number-columns-repeated="2" table:default-cell-style-name="Default"/>
        <table:table-column table:style-name="co11" table:number-columns-repeated="2" table:default-cell-style-name="Default"/>
        <table:table-column table:style-name="co12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Age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ender</text:p>
          </table:table-cell>
          <table:table-cell table:number-columns-repeated="4" office:value-type="string" calcext:value-type="string">
            <text:p>m</text:p>
          </table:table-cell>
          <table:table-cell table:number-columns-repeated="2" office:value-type="string" calcext:value-type="string">
            <text:p>f</text:p>
          </table:table-cell>
          <table:table-cell table:number-columns-repeated="2" office:value-type="string" calcext:value-type="string">
            <text:p>m</text:p>
          </table:table-cell>
          <table:table-cell table:number-columns-repeated="6" office:value-type="string" calcext:value-type="string">
            <text:p>f</text:p>
          </table:table-cell>
          <table:table-cell table:number-columns-repeated="5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ame experie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 office:value-type="string" calcext:value-type="string">
            <text:p>s</text:p>
          </table:table-cell>
          <table:table-cell table:number-columns-repeated="5" office:value-type="string" calcext:value-type="string">
            <text:p>a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Hand/charact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uestion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Q4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Q5</text:p>
          </table:table-cell>
          <table:table-cell table:number-columns-repeated="1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Q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Q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1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Q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Q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Q14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Q1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Q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Q17</text:p>
          </table:table-cell>
          <table:table-cell table:number-columns-repeated="1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Q18</text:p>
          </table:table-cell>
          <table:table-cell table:number-columns-repeated="1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Q19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Q20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Q21</text:p>
          </table:table-cell>
          <table:table-cell table:number-columns-repeated="19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Q22</text:p>
          </table:table-cell>
          <table:table-cell table:number-columns-repeated="19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otes:</text:p>
          </table:table-cell>
          <table:table-cell table:number-columns-repeated="2"/>
          <table:table-cell table:number-columns-repeated="2" office:value-type="string" calcext:value-type="string">
            <text:p>NS</text:p>
          </table:table-cell>
          <table:table-cell table:number-columns-repeated="2"/>
          <table:table-cell table:number-columns-repeated="4" office:value-type="string" calcext:value-type="string">
            <text:p>lag</text:p>
          </table:table-cell>
          <table:table-cell table:number-columns-repeated="2"/>
          <table:table-cell table:number-columns-repeated="2" office:value-type="string" calcext:value-type="string">
            <text:p>lag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b" fo:country="NO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b" number:country="NO">kr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nb" number:country="NO">kr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4">00.00.0000</text:date>, <text:time style:data-style-name="N2" text:time-value="18:04:32.440000000"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4T13:41:52.340000000</meta:creation-date>
    <dc:date>2016-06-14T19:41:19.817000000</dc:date>
    <meta:editing-duration>P1DT7H17M21S</meta:editing-duration>
    <meta:editing-cycles>15</meta:editing-cycles>
    <meta:generator>LibreOffice/5.0.0.5$Windows_X86_64 LibreOffice_project/1b1a90865e348b492231e1c451437d7a15bb262b</meta:generator>
    <meta:document-statistic meta:table-count="7" meta:cell-count="1862" meta:object-count="0"/>
  </office:meta>
</office:document-meta>
</file>